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29000009EC000002AE7B0CDA00B5C81C47.wmf" manifest:media-type="image/x-wmf"/>
  <manifest:file-entry manifest:full-path="Pictures/2000001100000164000001641083FA0340BDDE14.wmf" manifest:media-type="image/x-wmf"/>
  <manifest:file-entry manifest:full-path="Pictures/2000002A0000631C00000BB5222AF9E265D9260B.wmf" manifest:media-type="image/x-wmf"/>
  <manifest:file-entry manifest:full-path="Pictures/20000011000001640000016464E0F4F568FF0F74.wmf" manifest:media-type="image/x-wm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svg:stroke-opacity="100%" draw:stroke-linejoin="miter" draw:fill="solid" draw:fill-color="#776f6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solid" svg:stroke-width="0.026cm" svg:stroke-color="#000000" svg:stroke-opacity="100%" draw:stroke-linejoin="round" draw:fill="solid" draw:fill-color="#a09b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26cm" svg:stroke-color="#000000" draw:marker-start="a775" draw:marker-end="a776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end="a78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marker-end="a78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marker-end="a788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marker-end="a79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marker-end="a796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svg:stroke-opacity="100%" draw:stroke-linejoin="miter" draw:fill="solid" draw:fill-color="#776f65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000000" svg:stroke-opacity="100%" draw:stroke-linejoin="miter" draw:fill="solid" draw:fill-color="#776f65" draw:opacity="100%" draw:textarea-horizontal-align="center" draw:textarea-vertical-align="top" draw:auto-grow-height="false" draw:auto-grow-width="false" fo:min-height="1.112cm" fo:min-width="4.799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obj-Titel-og-indholdsobjek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Titel-og-indholdsobjekt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 draw:shadow-offset-y="0.06cm"/>
    </style:style>
    <style:style style:name="pr3" style:family="presentation" style:parent-style-name="Master1-Layout2-obj-Titel-og-indholdsobjekt-notes">
      <style:graphic-properties draw:fill-color="#ffffff" fo:min-height="13.364cm"/>
    </style:style>
    <style:style style:name="pr4" style:family="presentation" style:parent-style-name="Master1-Layout2-obj-Titel-og-indholdsobjekt-notes">
      <style:graphic-properties draw:fill-color="#ffffff" fo:min-height="11.43cm"/>
    </style:style>
    <style:style style:name="pr5" style:family="presentation" style:parent-style-name="Master1-Layout2-obj-Titel-og-indholdsobjekt-outline1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 draw:shadow-offset-y="0.06cm"/>
    </style:style>
    <style:style style:name="pr6" style:family="presentation" style:parent-style-name="Master1-Layout2-obj-Titel-og-indholdsobjekt-outline1" style:list-style-name="L7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 draw:shadow-offset-y="0.06cm"/>
    </style:style>
    <style:style style:name="pr7" style:family="presentation" style:parent-style-name="Master1-Layout2-obj-Titel-og-indholdsobjekt-outline1" style:list-style-name="L10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 draw:shadow-offset-y="0.06cm"/>
    </style:style>
    <style:style style:name="pr8" style:family="presentation" style:parent-style-name="Master1-Layout2-obj-Titel-og-indholdsobjekt-outline1" style:list-style-name="L1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 draw:shadow-offset-y="0.06cm"/>
    </style:style>
    <style:style style:name="pr9" style:family="presentation" style:parent-style-name="Master1-Layout2-obj-Titel-og-indholdsobjekt-outline1" style:list-style-name="L1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 draw:shadow-offset-y="0.06cm"/>
    </style:style>
    <style:style style:name="pr10" style:family="presentation" style:parent-style-name="Master1-Layout2-obj-Titel-og-indholdsobjekt-outline1" style:list-style-name="L1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 draw:shadow-offset-y="0.06cm"/>
    </style:style>
    <style:style style:name="pr11" style:family="presentation" style:parent-style-name="Master1-Layout2-obj-Titel-og-indholdsobjekt-outline1" style:list-style-name="L1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 draw:shadow-offset-y="0.06cm"/>
    </style:style>
    <style:style style:name="pr12" style:family="presentation" style:parent-style-name="Master1-Layout2-obj-Titel-og-indholdsobjek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3" style:family="presentation" style:parent-style-name="Master1-Layout2-obj-Titel-og-indholdsobjekt-outline1" style:list-style-name="L5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draw:shadow="hidden" draw:shadow-offset-y="0.06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.953cm" fo:margin-right="0cm" fo:margin-top="0.247cm" fo:margin-bottom="0cm" fo:line-height="100%" fo:text-align="start" fo:text-indent="-0.953cm" style:punctuation-wrap="hanging" style:writing-mode="lr-tb" style:font-independent-line-spacing="tru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solid" draw:fill-color="#776f65" draw:opacity="100%"/>
      <style:paragraph-properties style:writing-mode="lr-tb" style:font-independent-line-spacing="true"/>
    </style:style>
    <style:style style:name="P8" style:family="paragraph">
      <loext:graphic-properties draw:fill="solid" draw:fill-color="#a09b59" draw:opacity="100%"/>
      <style:paragraph-properties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12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1.649cm" fo:margin-right="0cm" fo:margin-top="0.212cm" fo:margin-bottom="0cm" fo:line-height="100%" fo:text-align="start" fo:text-indent="-0.789cm" style:punctuation-wrap="hanging" style:writing-mode="lr-tb">
        <style:tab-stops/>
      </style:paragraph-properties>
    </style:style>
    <style:style style:name="P14" style:family="paragraph">
      <style:paragraph-properties fo:margin-left="0.953cm" fo:margin-right="0cm" fo:margin-top="0.176cm" fo:margin-bottom="0cm" fo:line-height="100%" fo:text-align="start" fo:text-indent="-0.953cm" style:punctuation-wrap="hanging" style:writing-mode="lr-tb">
        <style:tab-stops/>
      </style:paragraph-properties>
    </style:style>
    <style:style style:name="P15" style:family="paragraph">
      <style:paragraph-properties fo:margin-left="2.297cm" fo:margin-right="0cm" fo:margin-top="0.141cm" fo:margin-bottom="0cm" fo:line-height="100%" fo:text-align="start" fo:text-indent="-0.789cm" style:punctuation-wrap="hanging" style:writing-mode="lr-tb">
        <style:tab-stops/>
      </style:paragraph-properties>
    </style:style>
    <style:style style:name="P16" style:family="paragraph">
      <style:paragraph-properties fo:margin-left="1.649cm" fo:margin-right="0cm" fo:margin-top="0.141cm" fo:margin-bottom="0cm" fo:line-height="100%" fo:text-align="start" fo:text-indent="-0.789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.953cm" fo:margin-right="0cm" fo:margin-top="0.176cm" fo:margin-bottom="0cm" fo:line-height="100%" fo:text-align="start" fo:text-indent="-0.953cm" style:punctuation-wrap="hanging" style:writing-mode="lr-tb" style:font-independent-line-spacing="true">
        <style:tab-stops/>
      </style:paragraph-properties>
    </style:style>
    <style:style style:name="P18" style:family="paragraph">
      <style:paragraph-properties fo:margin-left="0.953cm" fo:margin-right="0cm" fo:margin-top="0.212cm" fo:margin-bottom="0cm" fo:line-height="90%" fo:text-align="start" fo:text-indent="-0.953cm" style:punctuation-wrap="hanging" style:writing-mode="lr-tb">
        <style:tab-stops/>
      </style:paragraph-properties>
    </style:style>
    <style:style style:name="P19" style:family="paragraph">
      <style:paragraph-properties fo:margin-left="0.953cm" fo:margin-right="0cm" fo:margin-top="0.176cm" fo:margin-bottom="0cm" fo:line-height="90%" fo:text-align="start" fo:text-indent="-0.953cm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fo:margin-left="0.953cm" fo:margin-right="0cm" fo:margin-top="0.212cm" fo:margin-bottom="0cm" fo:line-height="90%" fo:text-align="start" fo:text-indent="-0.953cm" style:punctuation-wrap="hanging" style:writing-mode="lr-tb" style:font-independent-line-spacing="true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3" style:family="paragraph">
      <style:paragraph-properties fo:margin-left="0cm" fo:margin-right="0cm" fo:margin-top="0.247cm" fo:margin-bottom="0cm" fo:line-height="100%" fo:text-align="start" fo:text-indent="0cm" style:punctuation-wrap="simple" style:writing-mode="lr-tb">
        <style:tab-stops/>
      </style:paragraph-properties>
    </style:style>
    <style:style style:name="P24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25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Courier New" fo:font-weight="bold" style:font-weight-asian="bold" style:font-weight-complex="bold"/>
    </style:style>
    <style:style style:name="P26" style:family="paragraph">
      <style:paragraph-properties fo:margin-left="0cm" fo:margin-right="0cm" fo:margin-top="0.141cm" fo:margin-bottom="0cm" fo:line-height="80%" fo:text-align="start" fo:text-indent="0cm" style:punctuation-wrap="simple" style:writing-mode="lr-tb">
        <style:tab-stops/>
      </style:paragraph-properties>
    </style:style>
    <style:style style:name="P27" style:family="paragraph">
      <style:paragraph-properties fo:margin-left="0.953cm" fo:margin-right="0cm" fo:margin-top="0.071cm" fo:margin-bottom="0cm" fo:line-height="60%" fo:text-align="start" fo:text-indent="-0.953cm" style:punctuation-wrap="hanging" style:writing-mode="lr-tb">
        <style:tab-stops/>
      </style:paragraph-properties>
    </style:style>
    <style:style style:name="P28" style:family="paragraph">
      <loext:graphic-properties draw:fill="none"/>
      <style:paragraph-properties fo:margin-left="0cm" fo:margin-right="0cm" fo:margin-top="0.141cm" fo:margin-bottom="0cm" fo:line-height="80%" fo:text-align="start" fo:text-indent="0cm" style:punctuation-wrap="simple" style:writing-mode="lr-tb" style:font-independent-line-spacing="true">
        <style:tab-stops/>
      </style:paragraph-properties>
      <style:text-properties style:font-name="Courier New" fo:font-weight="bold" style:font-weight-asian="bold" style:font-weight-complex="bold"/>
    </style:style>
    <style:style style:name="P29" style:family="paragraph">
      <loext:graphic-properties draw:fill="solid" draw:fill-color="#776f65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P32" style:family="paragraph">
      <style:paragraph-properties fo:margin-left="0.953cm" fo:margin-right="0cm" fo:line-height="100%" fo:text-align="start" fo:text-indent="-0.953cm" style:punctuation-wrap="simple" style:writing-mode="lr-tb">
        <style:tab-stops/>
      </style:paragraph-properties>
    </style:style>
    <style:style style:name="P33" style:family="paragraph">
      <loext:graphic-properties draw:fill="none"/>
      <style:paragraph-properties fo:margin-left="0.953cm" fo:margin-right="0cm" fo:margin-top="0.247cm" fo:margin-bottom="0cm" fo:line-height="100%" fo:text-align="start" fo:text-indent="-0.953cm" style:punctuation-wrap="simple" style:writing-mode="lr-tb" style:font-independent-line-spacing="true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false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99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99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mic Sans M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variant="normal" fo:text-transform="none" fo:color="#898989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776f65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fo:background-color="#ffff99" style:font-size-asian="28pt" style:font-style-asian="italic" style:font-weight-asian="bold" style:font-size-complex="28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ffff99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18pt" style:font-style-asian="italic" style:font-weight-asian="bold" style:font-size-complex="18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697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1.345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2.095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2.514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2000001100000164000001641083FA0340BDDE14.wmf" xlink:type="simple" xlink:show="embed" xlink:actuate="onLoad">
        <style:list-level-properties text:min-label-width="0.953cm" style:vertical-pos="middle" style:vertical-rel="line" fo:width="0.691cm" fo:height="0.691cm"/>
      </text:list-level-style-image>
      <text:list-level-style-image text:level="2" xlink:href="Pictures/2000001100000164000001641083FA0340BDDE14.wmf" xlink:type="simple" xlink:show="embed" xlink:actuate="onLoad">
        <style:list-level-properties text:space-before="0.697cm" text:min-label-width="0.953cm" style:vertical-pos="middle" style:vertical-rel="line" fo:width="0.691cm" fo:height="0.691cm"/>
      </text:list-level-style-image>
      <text:list-level-style-image text:level="3" xlink:href="Pictures/2000001100000164000001641083FA0340BDDE14.wmf" xlink:type="simple" xlink:show="embed" xlink:actuate="onLoad">
        <style:list-level-properties text:space-before="1.345cm" text:min-label-width="0.953cm" style:vertical-pos="middle" style:vertical-rel="line" fo:width="0.691cm" fo:height="0.691cm"/>
      </text:list-level-style-image>
      <text:list-level-style-image text:level="4" xlink:href="Pictures/2000001100000164000001641083FA0340BDDE14.wmf" xlink:type="simple" xlink:show="embed" xlink:actuate="onLoad">
        <style:list-level-properties text:space-before="2.095cm" text:min-label-width="0.953cm" style:vertical-pos="middle" style:vertical-rel="line" fo:width="0.691cm" fo:height="0.691cm"/>
      </text:list-level-style-image>
      <text:list-level-style-image text:level="5" xlink:href="Pictures/2000001100000164000001641083FA0340BDDE14.wmf" xlink:type="simple" xlink:show="embed" xlink:actuate="onLoad">
        <style:list-level-properties text:space-before="2.514cm" text:min-label-width="0.953cm" style:vertical-pos="middle" style:vertical-rel="line" fo:width="0.691cm" fo:height="0.691cm"/>
      </text:list-level-style-image>
      <text:list-level-style-image text:level="6" xlink:href="Pictures/2000001100000164000001641083FA0340BDDE14.wmf" xlink:type="simple" xlink:show="embed" xlink:actuate="onLoad">
        <style:list-level-properties text:space-before="6.032cm" text:min-label-width="0.953cm" style:vertical-pos="middle" style:vertical-rel="line" fo:width="0.691cm" fo:height="0.691cm"/>
      </text:list-level-style-image>
      <text:list-level-style-image text:level="7" xlink:href="Pictures/2000001100000164000001641083FA0340BDDE14.wmf" xlink:type="simple" xlink:show="embed" xlink:actuate="onLoad">
        <style:list-level-properties text:space-before="7.302cm" text:min-label-width="0.953cm" style:vertical-pos="middle" style:vertical-rel="line" fo:width="0.691cm" fo:height="0.691cm"/>
      </text:list-level-style-image>
      <text:list-level-style-image text:level="8" xlink:href="Pictures/2000001100000164000001641083FA0340BDDE14.wmf" xlink:type="simple" xlink:show="embed" xlink:actuate="onLoad">
        <style:list-level-properties text:space-before="8.572cm" text:min-label-width="0.953cm" style:vertical-pos="middle" style:vertical-rel="line" fo:width="0.691cm" fo:height="0.691cm"/>
      </text:list-level-style-image>
      <text:list-level-style-image text:level="9" xlink:href="Pictures/2000001100000164000001641083FA0340BDDE14.wmf" xlink:type="simple" xlink:show="embed" xlink:actuate="onLoad">
        <style:list-level-properties text:space-before="9.842cm" text:min-label-width="0.953cm" style:vertical-pos="middle" style:vertical-rel="line" fo:width="0.691cm" fo:height="0.69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20000011000001640000016464E0F4F568FF0F74.wmf" xlink:type="simple" xlink:show="embed" xlink:actuate="onLoad">
        <style:list-level-properties text:space-before="0.163cm" text:min-label-width="0.789cm" style:vertical-pos="middle" style:vertical-rel="line" fo:width="0.593cm" fo:height="0.593cm"/>
      </text:list-level-style-image>
      <text:list-level-style-image text:level="2" xlink:href="Pictures/20000011000001640000016464E0F4F568FF0F74.wmf" xlink:type="simple" xlink:show="embed" xlink:actuate="onLoad">
        <style:list-level-properties text:space-before="0.86cm" text:min-label-width="0.789cm" style:vertical-pos="middle" style:vertical-rel="line" fo:width="0.593cm" fo:height="0.593cm"/>
      </text:list-level-style-image>
      <text:list-level-style-image text:level="3" xlink:href="Pictures/20000011000001640000016464E0F4F568FF0F74.wmf" xlink:type="simple" xlink:show="embed" xlink:actuate="onLoad">
        <style:list-level-properties text:space-before="1.508cm" text:min-label-width="0.789cm" style:vertical-pos="middle" style:vertical-rel="line" fo:width="0.593cm" fo:height="0.593cm"/>
      </text:list-level-style-image>
      <text:list-level-style-image text:level="4" xlink:href="Pictures/20000011000001640000016464E0F4F568FF0F74.wmf" xlink:type="simple" xlink:show="embed" xlink:actuate="onLoad">
        <style:list-level-properties text:space-before="2.258cm" text:min-label-width="0.789cm" style:vertical-pos="middle" style:vertical-rel="line" fo:width="0.593cm" fo:height="0.593cm"/>
      </text:list-level-style-image>
      <text:list-level-style-image text:level="5" xlink:href="Pictures/20000011000001640000016464E0F4F568FF0F74.wmf" xlink:type="simple" xlink:show="embed" xlink:actuate="onLoad">
        <style:list-level-properties text:space-before="2.677cm" text:min-label-width="0.789cm" style:vertical-pos="middle" style:vertical-rel="line" fo:width="0.593cm" fo:height="0.593cm"/>
      </text:list-level-style-image>
      <text:list-level-style-image text:level="6" xlink:href="Pictures/20000011000001640000016464E0F4F568FF0F74.wmf" xlink:type="simple" xlink:show="embed" xlink:actuate="onLoad">
        <style:list-level-properties text:space-before="6.196cm" text:min-label-width="0.789cm" style:vertical-pos="middle" style:vertical-rel="line" fo:width="0.593cm" fo:height="0.593cm"/>
      </text:list-level-style-image>
      <text:list-level-style-image text:level="7" xlink:href="Pictures/20000011000001640000016464E0F4F568FF0F74.wmf" xlink:type="simple" xlink:show="embed" xlink:actuate="onLoad">
        <style:list-level-properties text:space-before="7.466cm" text:min-label-width="0.789cm" style:vertical-pos="middle" style:vertical-rel="line" fo:width="0.593cm" fo:height="0.593cm"/>
      </text:list-level-style-image>
      <text:list-level-style-image text:level="8" xlink:href="Pictures/20000011000001640000016464E0F4F568FF0F74.wmf" xlink:type="simple" xlink:show="embed" xlink:actuate="onLoad">
        <style:list-level-properties text:space-before="8.736cm" text:min-label-width="0.789cm" style:vertical-pos="middle" style:vertical-rel="line" fo:width="0.593cm" fo:height="0.593cm"/>
      </text:list-level-style-image>
      <text:list-level-style-image text:level="9" xlink:href="Pictures/20000011000001640000016464E0F4F568FF0F74.wmf" xlink:type="simple" xlink:show="embed" xlink:actuate="onLoad">
        <style:list-level-properties text:space-before="10.006cm" text:min-label-width="0.789cm" style:vertical-pos="middle" style:vertical-rel="line" fo:width="0.593cm" fo:height="0.593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2000001100000164000001641083FA0340BDDE14.wmf" xlink:type="simple" xlink:show="embed" xlink:actuate="onLoad">
        <style:list-level-properties text:min-label-width="0.953cm" style:vertical-pos="middle" style:vertical-rel="line" fo:width="0.494cm" fo:height="0.494cm"/>
      </text:list-level-style-image>
      <text:list-level-style-image text:level="2" xlink:href="Pictures/2000001100000164000001641083FA0340BDDE14.wmf" xlink:type="simple" xlink:show="embed" xlink:actuate="onLoad">
        <style:list-level-properties text:space-before="0.697cm" text:min-label-width="0.953cm" style:vertical-pos="middle" style:vertical-rel="line" fo:width="0.494cm" fo:height="0.494cm"/>
      </text:list-level-style-image>
      <text:list-level-style-image text:level="3" xlink:href="Pictures/2000001100000164000001641083FA0340BDDE14.wmf" xlink:type="simple" xlink:show="embed" xlink:actuate="onLoad">
        <style:list-level-properties text:space-before="1.345cm" text:min-label-width="0.953cm" style:vertical-pos="middle" style:vertical-rel="line" fo:width="0.494cm" fo:height="0.494cm"/>
      </text:list-level-style-image>
      <text:list-level-style-image text:level="4" xlink:href="Pictures/2000001100000164000001641083FA0340BDDE14.wmf" xlink:type="simple" xlink:show="embed" xlink:actuate="onLoad">
        <style:list-level-properties text:space-before="2.095cm" text:min-label-width="0.953cm" style:vertical-pos="middle" style:vertical-rel="line" fo:width="0.494cm" fo:height="0.494cm"/>
      </text:list-level-style-image>
      <text:list-level-style-image text:level="5" xlink:href="Pictures/2000001100000164000001641083FA0340BDDE14.wmf" xlink:type="simple" xlink:show="embed" xlink:actuate="onLoad">
        <style:list-level-properties text:space-before="2.514cm" text:min-label-width="0.953cm" style:vertical-pos="middle" style:vertical-rel="line" fo:width="0.494cm" fo:height="0.494cm"/>
      </text:list-level-style-image>
      <text:list-level-style-image text:level="6" xlink:href="Pictures/2000001100000164000001641083FA0340BDDE14.wmf" xlink:type="simple" xlink:show="embed" xlink:actuate="onLoad">
        <style:list-level-properties text:space-before="6.032cm" text:min-label-width="0.953cm" style:vertical-pos="middle" style:vertical-rel="line" fo:width="0.494cm" fo:height="0.494cm"/>
      </text:list-level-style-image>
      <text:list-level-style-image text:level="7" xlink:href="Pictures/2000001100000164000001641083FA0340BDDE14.wmf" xlink:type="simple" xlink:show="embed" xlink:actuate="onLoad">
        <style:list-level-properties text:space-before="7.302cm" text:min-label-width="0.953cm" style:vertical-pos="middle" style:vertical-rel="line" fo:width="0.494cm" fo:height="0.494cm"/>
      </text:list-level-style-image>
      <text:list-level-style-image text:level="8" xlink:href="Pictures/2000001100000164000001641083FA0340BDDE14.wmf" xlink:type="simple" xlink:show="embed" xlink:actuate="onLoad">
        <style:list-level-properties text:space-before="8.572cm" text:min-label-width="0.953cm" style:vertical-pos="middle" style:vertical-rel="line" fo:width="0.494cm" fo:height="0.494cm"/>
      </text:list-level-style-image>
      <text:list-level-style-image text:level="9" xlink:href="Pictures/2000001100000164000001641083FA0340BDDE14.wmf" xlink:type="simple" xlink:show="embed" xlink:actuate="onLoad">
        <style:list-level-properties text:space-before="9.842cm" text:min-label-width="0.953cm" style:vertical-pos="middle" style:vertical-rel="line" fo:width="0.494cm" fo:height="0.494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63cm" text:min-label-width="0.789cm"/>
        <style:text-properties style:use-window-font-color="true" fo:font-size="45%"/>
      </text:list-level-style-number>
      <text:list-level-style-number text:level="2" style:num-format="">
        <style:list-level-properties text:space-before="0.86cm" text:min-label-width="0.789cm"/>
        <style:text-properties style:use-window-font-color="true" fo:font-size="45%"/>
      </text:list-level-style-number>
      <text:list-level-style-number text:level="3" style:num-format="">
        <style:list-level-properties text:space-before="1.508cm" text:min-label-width="0.789cm"/>
        <style:text-properties style:use-window-font-color="true" fo:font-size="45%"/>
      </text:list-level-style-number>
      <text:list-level-style-number text:level="4" style:num-format="">
        <style:list-level-properties text:space-before="2.258cm" text:min-label-width="0.789cm"/>
        <style:text-properties style:use-window-font-color="true" fo:font-size="45%"/>
      </text:list-level-style-number>
      <text:list-level-style-number text:level="5" style:num-format="">
        <style:list-level-properties text:space-before="2.677cm" text:min-label-width="0.789cm"/>
        <style:text-properties style:use-window-font-color="true" fo:font-size="45%"/>
      </text:list-level-style-number>
      <text:list-level-style-number text:level="6" style:num-format="">
        <style:list-level-properties text:space-before="6.196cm" text:min-label-width="0.789cm"/>
        <style:text-properties style:use-window-font-color="true" fo:font-size="45%"/>
      </text:list-level-style-number>
      <text:list-level-style-number text:level="7" style:num-format="">
        <style:list-level-properties text:space-before="7.466cm" text:min-label-width="0.789cm"/>
        <style:text-properties style:use-window-font-color="true" fo:font-size="45%"/>
      </text:list-level-style-number>
      <text:list-level-style-number text:level="8" style:num-format="">
        <style:list-level-properties text:space-before="8.736cm" text:min-label-width="0.789cm"/>
        <style:text-properties style:use-window-font-color="true" fo:font-size="45%"/>
      </text:list-level-style-number>
      <text:list-level-style-number text:level="9" style:num-format="">
        <style:list-level-properties text:space-before="10.006cm" text:min-label-width="0.7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20000011000001640000016464E0F4F568FF0F74.wmf" xlink:type="simple" xlink:show="embed" xlink:actuate="onLoad">
        <style:list-level-properties text:space-before="0.163cm" text:min-label-width="0.789cm" style:vertical-pos="middle" style:vertical-rel="line" fo:width="0.445cm" fo:height="0.445cm"/>
      </text:list-level-style-image>
      <text:list-level-style-image text:level="2" xlink:href="Pictures/20000011000001640000016464E0F4F568FF0F74.wmf" xlink:type="simple" xlink:show="embed" xlink:actuate="onLoad">
        <style:list-level-properties text:space-before="0.86cm" text:min-label-width="0.789cm" style:vertical-pos="middle" style:vertical-rel="line" fo:width="0.445cm" fo:height="0.445cm"/>
      </text:list-level-style-image>
      <text:list-level-style-image text:level="3" xlink:href="Pictures/20000011000001640000016464E0F4F568FF0F74.wmf" xlink:type="simple" xlink:show="embed" xlink:actuate="onLoad">
        <style:list-level-properties text:space-before="1.508cm" text:min-label-width="0.789cm" style:vertical-pos="middle" style:vertical-rel="line" fo:width="0.445cm" fo:height="0.445cm"/>
      </text:list-level-style-image>
      <text:list-level-style-image text:level="4" xlink:href="Pictures/20000011000001640000016464E0F4F568FF0F74.wmf" xlink:type="simple" xlink:show="embed" xlink:actuate="onLoad">
        <style:list-level-properties text:space-before="2.258cm" text:min-label-width="0.789cm" style:vertical-pos="middle" style:vertical-rel="line" fo:width="0.445cm" fo:height="0.445cm"/>
      </text:list-level-style-image>
      <text:list-level-style-image text:level="5" xlink:href="Pictures/20000011000001640000016464E0F4F568FF0F74.wmf" xlink:type="simple" xlink:show="embed" xlink:actuate="onLoad">
        <style:list-level-properties text:space-before="2.677cm" text:min-label-width="0.789cm" style:vertical-pos="middle" style:vertical-rel="line" fo:width="0.445cm" fo:height="0.445cm"/>
      </text:list-level-style-image>
      <text:list-level-style-image text:level="6" xlink:href="Pictures/20000011000001640000016464E0F4F568FF0F74.wmf" xlink:type="simple" xlink:show="embed" xlink:actuate="onLoad">
        <style:list-level-properties text:space-before="6.196cm" text:min-label-width="0.789cm" style:vertical-pos="middle" style:vertical-rel="line" fo:width="0.445cm" fo:height="0.445cm"/>
      </text:list-level-style-image>
      <text:list-level-style-image text:level="7" xlink:href="Pictures/20000011000001640000016464E0F4F568FF0F74.wmf" xlink:type="simple" xlink:show="embed" xlink:actuate="onLoad">
        <style:list-level-properties text:space-before="7.466cm" text:min-label-width="0.789cm" style:vertical-pos="middle" style:vertical-rel="line" fo:width="0.445cm" fo:height="0.445cm"/>
      </text:list-level-style-image>
      <text:list-level-style-image text:level="8" xlink:href="Pictures/20000011000001640000016464E0F4F568FF0F74.wmf" xlink:type="simple" xlink:show="embed" xlink:actuate="onLoad">
        <style:list-level-properties text:space-before="8.736cm" text:min-label-width="0.789cm" style:vertical-pos="middle" style:vertical-rel="line" fo:width="0.445cm" fo:height="0.445cm"/>
      </text:list-level-style-image>
      <text:list-level-style-image text:level="9" xlink:href="Pictures/20000011000001640000016464E0F4F568FF0F74.wmf" xlink:type="simple" xlink:show="embed" xlink:actuate="onLoad">
        <style:list-level-properties text:space-before="10.006cm" text:min-label-width="0.789cm" style:vertical-pos="middle" style:vertical-rel="line" fo:width="0.445cm" fo:height="0.44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2000001100000164000001641083FA0340BDDE14.wmf" xlink:type="simple" xlink:show="embed" xlink:actuate="onLoad">
        <style:list-level-properties text:min-label-width="0.953cm" style:vertical-pos="middle" style:vertical-rel="line" fo:width="0.593cm" fo:height="0.593cm"/>
      </text:list-level-style-image>
      <text:list-level-style-image text:level="2" xlink:href="Pictures/2000001100000164000001641083FA0340BDDE14.wmf" xlink:type="simple" xlink:show="embed" xlink:actuate="onLoad">
        <style:list-level-properties text:space-before="0.697cm" text:min-label-width="0.953cm" style:vertical-pos="middle" style:vertical-rel="line" fo:width="0.593cm" fo:height="0.593cm"/>
      </text:list-level-style-image>
      <text:list-level-style-image text:level="3" xlink:href="Pictures/2000001100000164000001641083FA0340BDDE14.wmf" xlink:type="simple" xlink:show="embed" xlink:actuate="onLoad">
        <style:list-level-properties text:space-before="1.345cm" text:min-label-width="0.953cm" style:vertical-pos="middle" style:vertical-rel="line" fo:width="0.593cm" fo:height="0.593cm"/>
      </text:list-level-style-image>
      <text:list-level-style-image text:level="4" xlink:href="Pictures/2000001100000164000001641083FA0340BDDE14.wmf" xlink:type="simple" xlink:show="embed" xlink:actuate="onLoad">
        <style:list-level-properties text:space-before="2.095cm" text:min-label-width="0.953cm" style:vertical-pos="middle" style:vertical-rel="line" fo:width="0.593cm" fo:height="0.593cm"/>
      </text:list-level-style-image>
      <text:list-level-style-image text:level="5" xlink:href="Pictures/2000001100000164000001641083FA0340BDDE14.wmf" xlink:type="simple" xlink:show="embed" xlink:actuate="onLoad">
        <style:list-level-properties text:space-before="2.514cm" text:min-label-width="0.953cm" style:vertical-pos="middle" style:vertical-rel="line" fo:width="0.593cm" fo:height="0.593cm"/>
      </text:list-level-style-image>
      <text:list-level-style-image text:level="6" xlink:href="Pictures/2000001100000164000001641083FA0340BDDE14.wmf" xlink:type="simple" xlink:show="embed" xlink:actuate="onLoad">
        <style:list-level-properties text:space-before="6.032cm" text:min-label-width="0.953cm" style:vertical-pos="middle" style:vertical-rel="line" fo:width="0.593cm" fo:height="0.593cm"/>
      </text:list-level-style-image>
      <text:list-level-style-image text:level="7" xlink:href="Pictures/2000001100000164000001641083FA0340BDDE14.wmf" xlink:type="simple" xlink:show="embed" xlink:actuate="onLoad">
        <style:list-level-properties text:space-before="7.302cm" text:min-label-width="0.953cm" style:vertical-pos="middle" style:vertical-rel="line" fo:width="0.593cm" fo:height="0.593cm"/>
      </text:list-level-style-image>
      <text:list-level-style-image text:level="8" xlink:href="Pictures/2000001100000164000001641083FA0340BDDE14.wmf" xlink:type="simple" xlink:show="embed" xlink:actuate="onLoad">
        <style:list-level-properties text:space-before="8.572cm" text:min-label-width="0.953cm" style:vertical-pos="middle" style:vertical-rel="line" fo:width="0.593cm" fo:height="0.593cm"/>
      </text:list-level-style-image>
      <text:list-level-style-image text:level="9" xlink:href="Pictures/2000001100000164000001641083FA0340BDDE14.wmf" xlink:type="simple" xlink:show="embed" xlink:actuate="onLoad">
        <style:list-level-properties text:space-before="9.842cm" text:min-label-width="0.953cm" style:vertical-pos="middle" style:vertical-rel="line" fo:width="0.593cm" fo:height="0.593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 ">
        <style:list-level-properties text:min-label-width="0.953cm"/>
        <style:text-properties style:font-name="Arial" fo:color="#ff6319" fo:font-size="100%"/>
      </text:list-level-style-bullet>
      <text:list-level-style-bullet text:level="2" text:bullet-char=" ">
        <style:list-level-properties text:space-before="0.697cm" text:min-label-width="0.953cm"/>
        <style:text-properties style:font-name="Arial" fo:color="#ff6319" fo:font-size="100%"/>
      </text:list-level-style-bullet>
      <text:list-level-style-bullet text:level="3" text:bullet-char=" ">
        <style:list-level-properties text:space-before="1.345cm" text:min-label-width="0.953cm"/>
        <style:text-properties style:font-name="Arial" fo:color="#ff6319" fo:font-size="100%"/>
      </text:list-level-style-bullet>
      <text:list-level-style-bullet text:level="4" text:bullet-char=" ">
        <style:list-level-properties text:space-before="2.095cm" text:min-label-width="0.953cm"/>
        <style:text-properties style:font-name="Arial" fo:color="#ff6319" fo:font-size="100%"/>
      </text:list-level-style-bullet>
      <text:list-level-style-bullet text:level="5" text:bullet-char=" ">
        <style:list-level-properties text:space-before="2.514cm" text:min-label-width="0.953cm"/>
        <style:text-properties style:font-name="Arial" fo:color="#ff6319" fo:font-size="100%"/>
      </text:list-level-style-bullet>
      <text:list-level-style-bullet text:level="6" text:bullet-char=" ">
        <style:list-level-properties text:space-before="6.032cm" text:min-label-width="0.953cm"/>
        <style:text-properties style:font-name="Arial" fo:color="#ff6319" fo:font-size="100%"/>
      </text:list-level-style-bullet>
      <text:list-level-style-bullet text:level="7" text:bullet-char=" ">
        <style:list-level-properties text:space-before="7.302cm" text:min-label-width="0.953cm"/>
        <style:text-properties style:font-name="Arial" fo:color="#ff6319" fo:font-size="100%"/>
      </text:list-level-style-bullet>
      <text:list-level-style-bullet text:level="8" text:bullet-char=" ">
        <style:list-level-properties text:space-before="8.572cm" text:min-label-width="0.953cm"/>
        <style:text-properties style:font-name="Arial" fo:color="#ff6319" fo:font-size="100%"/>
      </text:list-level-style-bullet>
      <text:list-level-style-bullet text:level="9" text:bullet-char=" ">
        <style:list-level-properties text:space-before="9.842cm" text:min-label-width="0.953cm"/>
        <style:text-properties style:font-name="Arial" fo:color="#ff631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97cm"/>
        <style:text-properties style:use-window-font-color="true" fo:font-size="45%"/>
      </text:list-level-style-number>
      <text:list-level-style-number text:level="3" style:num-format="">
        <style:list-level-properties text:space-before="1.345cm"/>
        <style:text-properties style:use-window-font-color="true" fo:font-size="45%"/>
      </text:list-level-style-number>
      <text:list-level-style-number text:level="4" style:num-format="">
        <style:list-level-properties text:space-before="2.095cm"/>
        <style:text-properties style:use-window-font-color="true" fo:font-size="45%"/>
      </text:list-level-style-number>
      <text:list-level-style-number text:level="5" style:num-format="">
        <style:list-level-properties text:space-before="2.514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0.697cm"/>
        <style:text-properties fo:color="#000000" fo:font-size="45%"/>
      </text:list-level-style-number>
      <text:list-level-style-number text:level="3" style:num-format="">
        <style:list-level-properties text:space-before="1.345cm"/>
        <style:text-properties fo:color="#000000" fo:font-size="45%"/>
      </text:list-level-style-number>
      <text:list-level-style-number text:level="4" style:num-format="">
        <style:list-level-properties text:space-before="2.095cm"/>
        <style:text-properties fo:color="#000000" fo:font-size="45%"/>
      </text:list-level-style-number>
      <text:list-level-style-number text:level="5" style:num-format="">
        <style:list-level-properties text:space-before="2.514cm"/>
        <style:text-properties fo:color="#000000" fo:font-size="45%"/>
      </text:list-level-style-number>
      <text:list-level-style-number text:level="6" style:num-format="">
        <style:list-level-properties text:space-before="6.032cm"/>
        <style:text-properties fo:color="#000000" fo:font-size="45%"/>
      </text:list-level-style-number>
      <text:list-level-style-number text:level="7" style:num-format="">
        <style:list-level-properties text:space-before="7.302cm"/>
        <style:text-properties fo:color="#000000" fo:font-size="45%"/>
      </text:list-level-style-number>
      <text:list-level-style-number text:level="8" style:num-format="">
        <style:list-level-properties text:space-before="8.572cm"/>
        <style:text-properties fo:color="#000000" fo:font-size="45%"/>
      </text:list-level-style-number>
      <text:list-level-style-number text:level="9" style:num-format="">
        <style:list-level-properties text:space-before="9.842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6" draw:style-name="dp1" draw:master-page-name="Master1-Layout2-obj-Titel-og-indholdsobjekt" presentation:presentation-page-layout-name="AL1T16">
        <draw:frame draw:name="Rectangle 2" presentation:style-name="pr1" draw:text-style-name="P2" draw:layer="layout" svg:width="21.546cm" svg:height="1.993cm" svg:x="1.896cm" svg:y="0.816cm" presentation:class="title">
          <draw:text-box>
            <text:p text:style-name="P1"><text:span text:style-name="T1">Architecture</text:span></text:p>
          </draw:text-box>
        </draw:frame>
        <draw:frame draw:name="Rectangle 3" presentation:style-name="pr2" draw:text-style-name="P4" draw:layer="layout" svg:width="21.546cm" svg:height="12.572cm" svg:x="1.896cm" svg:y="4.445cm" presentation:class="outline" presentation:user-transformed="true">
          <draw:text-box>
            <text:list text:style-name="L2">
              <text:list-item>
                <text:p text:style-name="P3"><text:span text:style-name="T2"><text:tab/></text:span><text:span text:style-name="T2"><text:tab/></text:span><text:span text:style-name="T2">Layered Architecture, Data Access Objects</text:span></text:p>
              </text:list-item>
              <text:list-item>
                <text:p text:style-name="P3"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draw:frame draw:name="Pladsholder til sidefod 4" draw:style-name="gr1" draw:text-style-name="P2" draw:layer="layout" svg:width="15.496cm" svg:height="1.014cm" svg:x="5.367cm" svg:y="17.634cm">
          <draw:text-box>
            <text:p text:style-name="P1"><text:span text:style-name="T3">CS </text:span><text:span text:style-name="T4">Programme</text:span></text:p>
          </draw:text-box>
        </draw:frame>
        <draw:frame draw:name="Pladsholder til diasnummer 5" draw:style-name="gr1" draw:text-style-name="P2" draw:layer="layout" svg:width="1.693cm" svg:height="1.014cm" svg:x="22.917cm" svg:y="17.634cm">
          <draw:text-box>
            <text:p text:style-name="P5"><text:span text:style-name="T3"><text:page-number>&lt;number&gt;</text:page-number></text:span></text:p>
          </draw:text-box>
        </draw:frame>
        <draw:custom-shape draw:name="Line 4" draw:style-name="gr2" draw:text-style-name="P2" draw:layer="layout" svg:width="7.602cm" svg:height="0.001cm" svg:x="2.699cm" svg:y="8.3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5" draw:style-name="gr2" draw:text-style-name="P2" draw:layer="layout" svg:width="7.602cm" svg:height="0.001cm" svg:x="2.699cm" svg:y="11.52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6" draw:style-name="gr2" draw:text-style-name="P2" draw:layer="layout" svg:width="0.001cm" svg:height="3.197cm" svg:x="6.5cm" svg:y="11.52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7" draw:style-name="gr3" draw:text-style-name="P7" draw:layer="layout" svg:width="7.602cm" svg:height="1.402cm" svg:x="2.699cm" svg:y="6.923cm">
          <text:p text:style-name="P6"><text:span text:style-name="T5">GUI - Layer</text:span></text:p>
          <draw:enhanced-geometry svg:viewBox="0 0 21600 21600" draw:type="non-primitive" draw:enhanced-path="M 0 0 L 21600 0 21600 21600 0 21600 Z N"/>
        </draw:custom-shape>
        <draw:custom-shape draw:name="Rectangle 8" draw:style-name="gr3" draw:text-style-name="P7" draw:layer="layout" svg:width="7.602cm" svg:height="3.201cm" svg:x="2.699cm" svg:y="8.326cm">
          <text:p text:style-name="P6"><text:span text:style-name="T5">Control <text:s/>Layer</text:span></text:p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7" draw:layer="layout" svg:width="3.801cm" svg:height="3.197cm" svg:x="2.699cm" svg:y="11.527cm">
          <text:p text:style-name="P6"><text:span text:style-name="T5">Model</text:span></text:p>
          <text:p text:style-name="P6"><text:span text:style-name="T5">Layer</text:span></text:p>
          <draw:enhanced-geometry svg:viewBox="0 0 21600 21600" draw:type="non-primitive" draw:enhanced-path="M 0 0 L 21600 0 21600 21600 0 21600 Z N"/>
        </draw:custom-shape>
        <draw:custom-shape draw:name="Rectangle 10" draw:style-name="gr3" draw:text-style-name="P7" draw:layer="layout" svg:width="3.801cm" svg:height="3.197cm" svg:x="6.5cm" svg:y="11.527cm">
          <text:p text:style-name="P6"><text:span text:style-name="T5">DB</text:span></text:p>
          <text:p text:style-name="P6"><text:span text:style-name="T5">Layer</text:span></text:p>
          <draw:enhanced-geometry svg:viewBox="0 0 21600 21600" draw:type="non-primitive" draw:enhanced-path="M 0 0 L 21600 0 21600 21600 0 21600 Z N"/>
        </draw:custom-shape>
        <draw:custom-shape draw:name="AutoShape 11" draw:style-name="gr4" draw:text-style-name="P8" draw:layer="layout" svg:width="2.54cm" svg:height="1.693cm" svg:x="12.898cm" svg:y="12.726cm">
          <text:p text:style-name="P6"><text:span text:style-name="T6">RDB</text:span></text:p>
          <draw:enhanced-geometry svg:viewBox="0 0 914400 609600" draw:text-areas="?f14 ?f12 ?f17 ?f18" draw:glue-points="?f11 ?f12 ?f11 ?f13 ?f14 ?f15 ?f11 ?f16 ?f17 ?f15" draw:type="non-primitive" draw:enhanced-path="S M 0 101600 A ?f58 ?f59 ?f60 ?f61 0 101600 ?f55 ?f57 W ?f62 ?f63 ?f64 ?f65 0 101600 ?f55 ?f57 L 914400 508000 A ?f101 ?f102 ?f103 ?f104 914400 508000 ?f98 ?f100 W ?f105 ?f106 ?f107 ?f108 914400 508000 ?f98 ?f100 Z N F M 914400 101600 A ?f101 ?f113 ?f103 ?f114 914400 101600 ?f98 ?f112 W ?f105 ?f115 ?f107 ?f116 914400 101600 ?f98 ?f112 N F M 0 101600 A ?f58 ?f59 ?f60 ?f61 0 101600 ?f55 ?f57 W ?f62 ?f63 ?f64 ?f65 0 101600 ?f55 ?f57 L 914400 508000 A ?f101 ?f102 ?f103 ?f104 914400 508000 ?f98 ?f100 W ?f105 ?f106 ?f107 ?f108 914400 508000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914400"/>
            <draw:equation draw:name="f10" draw:formula="?f6 / 609600"/>
            <draw:equation draw:name="f11" draw:formula="457200 / ?f9"/>
            <draw:equation draw:name="f12" draw:formula="203200 / ?f10"/>
            <draw:equation draw:name="f13" draw:formula="0 / ?f10"/>
            <draw:equation draw:name="f14" draw:formula="0 / ?f9"/>
            <draw:equation draw:name="f15" draw:formula="304800 / ?f10"/>
            <draw:equation draw:name="f16" draw:formula="609600 / ?f10"/>
            <draw:equation draw:name="f17" draw:formula="914400 / ?f9"/>
            <draw:equation draw:name="f18" draw:formula="508000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457200"/>
            <draw:equation draw:name="f30" draw:formula="sin(?f26)"/>
            <draw:equation draw:name="f31" draw:formula="0 - ?f30"/>
            <draw:equation draw:name="f32" draw:formula="?f31 * 101600"/>
            <draw:equation draw:name="f33" draw:formula="sqrt(?f29 * ?f29 + ?f32 * ?f32 + 0 * 0)"/>
            <draw:equation draw:name="f34" draw:formula="457200 * 101600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101600 - ?f37"/>
            <draw:equation draw:name="f39" draw:formula="?f36 - 457200"/>
            <draw:equation draw:name="f40" draw:formula="?f38 - 101600"/>
            <draw:equation draw:name="f41" draw:formula="?f36 + 457200"/>
            <draw:equation draw:name="f42" draw:formula="?f38 + 101600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457200"/>
            <draw:equation draw:name="f49" draw:formula="sin(?f45)"/>
            <draw:equation draw:name="f50" draw:formula="0 - ?f49"/>
            <draw:equation draw:name="f51" draw:formula="?f50 * 101600"/>
            <draw:equation draw:name="f52" draw:formula="sqrt(?f48 * ?f48 + ?f51 * ?f51 + 0 * 0)"/>
            <draw:equation draw:name="f53" draw:formula="457200 * 101600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101600, ?f40)"/>
            <draw:equation draw:name="f60" draw:formula="if(?f22, 0, ?f41)"/>
            <draw:equation draw:name="f61" draw:formula="if(?f22, 101600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457200"/>
            <draw:equation draw:name="f73" draw:formula="sin(?f69)"/>
            <draw:equation draw:name="f74" draw:formula="0 - ?f73"/>
            <draw:equation draw:name="f75" draw:formula="?f74 * 101600"/>
            <draw:equation draw:name="f76" draw:formula="sqrt(?f72 * ?f72 + ?f75 * ?f75 + 0 * 0)"/>
            <draw:equation draw:name="f77" draw:formula="457200 * 101600 / ?f76"/>
            <draw:equation draw:name="f78" draw:formula="?f74 * ?f77"/>
            <draw:equation draw:name="f79" draw:formula="914400 - ?f78"/>
            <draw:equation draw:name="f80" draw:formula="?f71 * ?f77"/>
            <draw:equation draw:name="f81" draw:formula="508000 - ?f80"/>
            <draw:equation draw:name="f82" draw:formula="?f79 - 457200"/>
            <draw:equation draw:name="f83" draw:formula="?f81 - 101600"/>
            <draw:equation draw:name="f84" draw:formula="?f79 + 457200"/>
            <draw:equation draw:name="f85" draw:formula="?f81 + 101600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457200"/>
            <draw:equation draw:name="f92" draw:formula="sin(?f88)"/>
            <draw:equation draw:name="f93" draw:formula="0 - ?f92"/>
            <draw:equation draw:name="f94" draw:formula="?f93 * 101600"/>
            <draw:equation draw:name="f95" draw:formula="sqrt(?f91 * ?f91 + ?f94 * ?f94 + 0 * 0)"/>
            <draw:equation draw:name="f96" draw:formula="457200 * 101600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914400, ?f82)"/>
            <draw:equation draw:name="f102" draw:formula="if(?f22, 508000, ?f83)"/>
            <draw:equation draw:name="f103" draw:formula="if(?f22, 914400, ?f84)"/>
            <draw:equation draw:name="f104" draw:formula="if(?f22, 508000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101600 - ?f80"/>
            <draw:equation draw:name="f110" draw:formula="?f109 - 101600"/>
            <draw:equation draw:name="f111" draw:formula="?f109 + 101600"/>
            <draw:equation draw:name="f112" draw:formula="?f109 + ?f99"/>
            <draw:equation draw:name="f113" draw:formula="if(?f22, 101600, ?f110)"/>
            <draw:equation draw:name="f114" draw:formula="if(?f22, 101600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Line 12" draw:style-name="gr5" draw:text-style-name="P2" draw:layer="layout" svg:width="2.597cm" svg:height="0.401cm" svg:x="10.301cm" svg:y="13.3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3" draw:style-name="gr6" draw:text-style-name="P2" draw:layer="layout" svg:width="0.803cm" svg:height="0.001cm" svg:x="6.091cm" svg:y="13.123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gr7" draw:text-style-name="P2" draw:layer="layout" svg:width="0.001cm" svg:height="4.202cm" svg:x="3.1cm" svg:y="8.12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5" draw:style-name="gr8" draw:text-style-name="P2" draw:layer="layout" svg:width="0.001cm" svg:height="1.001cm" svg:x="4.498cm" svg:y="11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6" draw:style-name="gr9" draw:text-style-name="P2" draw:layer="layout" svg:width="0.001cm" svg:height="1.001cm" svg:x="7.501cm" svg:y="11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7" draw:style-name="gr10" draw:text-style-name="P2" draw:layer="layout" svg:width="0.001cm" svg:height="1.402cm" svg:x="3.7cm" svg:y="8.12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1" draw:master-page-name="Master1-Layout2-obj-Titel-og-indholdsobjekt" presentation:presentation-page-layout-name="AL1T16">
        <draw:frame draw:name="Rectangle 2" presentation:style-name="pr1" draw:text-style-name="P2" draw:layer="layout" svg:width="21.546cm" svg:height="1.993cm" svg:x="1.896cm" svg:y="0.816cm" presentation:class="title">
          <draw:text-box>
            <text:p text:style-name="P1"><text:span text:style-name="T7">Database Access from Java</text:span></text:p>
          </draw:text-box>
        </draw:frame>
        <draw:frame draw:name="Pladsholder til sidefod 4" draw:style-name="gr1" draw:text-style-name="P2" draw:layer="layout" svg:width="15.496cm" svg:height="1.014cm" svg:x="5.367cm" svg:y="17.634cm">
          <draw:text-box>
            <text:p text:style-name="P1"><text:span text:style-name="T3">CS </text:span><text:span text:style-name="T4">Programme</text:span></text:p>
          </draw:text-box>
        </draw:frame>
        <draw:frame draw:name="Pladsholder til diasnummer 5" draw:style-name="gr1" draw:text-style-name="P2" draw:layer="layout" svg:width="1.693cm" svg:height="1.014cm" svg:x="22.917cm" svg:y="17.634cm">
          <draw:text-box>
            <text:p text:style-name="P5"><text:span text:style-name="T3"><text:page-number>&lt;number&gt;</text:page-number></text:span></text:p>
          </draw:text-box>
        </draw:frame>
        <draw:frame draw:name="Rectangle 3" draw:style-name="gr12" draw:text-style-name="P2" draw:layer="layout" svg:width="21.431cm" svg:height="10.68cm" svg:x="2.699cm" svg:y="4.445cm">
          <draw:text-box>
            <text:list text:style-name="L3">
              <text:list-item>
                <text:p text:style-name="P10"><text:span text:style-name="T8">Database Access uses the package java.sql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import java.sql.*;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">We use the classes below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DriverManager</text:span></text:p>
                  </text:list-item>
                  <text:list-item>
                    <text:p text:style-name="P12"><text:span text:style-name="T10">Connection</text:span></text:p>
                  </text:list-item>
                  <text:list-item>
                    <text:p text:style-name="P12"><text:span text:style-name="T10">Statement</text:span></text:p>
                  </text:list-item>
                  <text:list-item>
                    <text:p text:style-name="P12"><text:span text:style-name="T10">ResultSet</text:span></text:p>
                  </text:list-item>
                  <text:list-item>
                    <text:p text:style-name="P12"><text:span text:style-name="T10">DatabaseMetaData</text:span></text:p>
                  </text:list-item>
                  <text:list-item>
                    <text:p text:style-name="P12"><text:span text:style-name="T10">ResultSetMetaData</text:span><text:span text:style-name="T10"><text:tab/></text:span><text:span text:style-name="T11"><text:tab/>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2.7cm" svg:height="9.525cm" svg:x="3.175cm" svg:y="1.905cm" draw:page-number="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2-obj-Titel-og-indholdsobjekt" presentation:presentation-page-layout-name="AL1T16">
        <draw:frame draw:name="Rectangle 2" presentation:style-name="pr1" draw:text-style-name="P2" draw:layer="layout" svg:width="21.546cm" svg:height="1.993cm" svg:x="1.896cm" svg:y="0.816cm" presentation:class="title">
          <draw:text-box>
            <text:p text:style-name="P1"><text:span text:style-name="T12">The Connection Class</text:span></text:p>
          </draw:text-box>
        </draw:frame>
        <draw:frame draw:name="Rectangle 3" presentation:style-name="pr5" draw:text-style-name="P4" draw:layer="layout" svg:width="21.431cm" svg:height="13.891cm" svg:x="1.786cm" svg:y="3.126cm" presentation:class="outline" presentation:user-transformed="true">
          <draw:text-box>
            <text:list text:style-name="L5">
              <text:list-item>
                <text:p text:style-name="P3"><text:span text:style-name="T2">The purpose of this class is to handle the database connection.</text:span></text:p>
              </text:list-item>
              <text:list-item>
                <text:p text:style-name="P3"><text:span text:style-name="T2">Is implemented using the </text:span><text:span text:style-name="T13">Singleton Pattern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4">The singleton pattern ensures that only one instance of a class is created.</text:span></text:p>
                  </text:list-item>
                  <text:list-item>
                    <text:p text:style-name="P13"><text:span text:style-name="T14">All objects that use a database connection use the same instance of the connection.</text:span></text:p>
                  </text:list-item>
                </text:list>
              </text:list-item>
            </text:list>
            <text:list text:style-name="L5">
              <text:list-item>
                <text:p text:style-name="P3"><text:span text:style-name="T15">Methods to handle transaction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start transaction</text:span></text:p>
                  </text:list-item>
                  <text:list-item>
                    <text:p text:style-name="P13"><text:span text:style-name="T16">end transaction</text:span></text:p>
                  </text:list-item>
                </text:list>
              </text:list-item>
            </text:list>
            <text:list text:style-name="L5">
              <text:list-header>
                <text:p text:style-name="P3"><text:span text:style-name="T2"/></text:p>
              </text:list-header>
            </text:list>
          </draw:text-box>
        </draw:frame>
        <draw:frame draw:name="Pladsholder til sidefod 4" draw:style-name="gr1" draw:text-style-name="P2" draw:layer="layout" svg:width="15.496cm" svg:height="1.014cm" svg:x="5.367cm" svg:y="17.634cm">
          <draw:text-box>
            <text:p text:style-name="P1"><text:span text:style-name="T3">CS </text:span><text:span text:style-name="T4">Programme</text:span></text:p>
          </draw:text-box>
        </draw:frame>
        <draw:frame draw:name="Pladsholder til diasnummer 5" draw:style-name="gr1" draw:text-style-name="P2" draw:layer="layout" svg:width="1.693cm" svg:height="1.014cm" svg:x="22.917cm" svg:y="17.634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11" draw:layer="layout" svg:width="12.7cm" svg:height="9.525cm" svg:x="3.175cm" svg:y="1.905cm" draw:page-number="3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2-obj-Titel-og-indholdsobjekt" presentation:presentation-page-layout-name="AL1T16">
        <draw:frame draw:name="Titel 1" presentation:style-name="pr1" draw:text-style-name="P2" draw:layer="layout" svg:width="21.546cm" svg:height="1.993cm" svg:x="1.896cm" svg:y="0.816cm" presentation:class="title">
          <draw:text-box>
            <text:p text:style-name="P1"><text:span text:style-name="T17">Transactions in SQL</text:span></text:p>
          </draw:text-box>
        </draw:frame>
        <draw:frame draw:name="Pladsholder til indhold 2" presentation:style-name="pr6" draw:text-style-name="P17" draw:layer="layout" svg:width="21.546cm" svg:height="13.692cm" svg:x="1.896cm" svg:y="3.325cm" presentation:class="outline" presentation:user-transformed="true">
          <draw:text-box>
            <text:list text:style-name="L7">
              <text:list-item>
                <text:p text:style-name="P14"><text:span text:style-name="T18">A </text:span><text:span text:style-name="T19">single SQL-statement</text:span><text:span text:style-name="T18"> is treated as an </text:span><text:span text:style-name="T19">transaction</text:span><text:span text:style-name="T18">, that is executed with the </text:span><text:span text:style-name="T19">ACID </text:span><text:span text:style-name="T18">properties</text:span></text:p>
              </text:list-item>
            </text:list>
            <text:list text:style-name="L2">
              <text:list-item>
                <text:p text:style-name="P14"><text:span text:style-name="T18"><text:tab/></text:span><text:span text:style-name="T18">(Also an update like: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20">UPDATE </text:span><text:span text:style-name="T20"><text:tab/></text:span><text:span text:style-name="T20">EMPLOYEE</text:span></text:p>
                      </text:list-item>
                      <text:list-item>
                        <text:p text:style-name="P15"><text:span text:style-name="T20">SET</text:span><text:span text:style-name="T20"><text:tab/></text:span><text:span text:style-name="T20"><text:tab/></text:span><text:span text:style-name="T20">SALARY = SALARY*1.1</text:span></text:p>
                      </text:list-item>
                      <text:list-item>
                        <text:p text:style-name="P15"><text:span text:style-name="T20">WHERE</text:span><text:span text:style-name="T20"><text:tab/></text:span><text:span text:style-name="T20">SSN = ‘123456789’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4"><text:span text:style-name="T18"><text:tab/></text:span><text:span text:style-name="T18">which actually consists of both a read and a write.)</text:span></text:p>
              </text:list-item>
            </text:list>
            <text:list text:style-name="L7">
              <text:list-item>
                <text:p text:style-name="P14"><text:span text:style-name="T18">Embedded SQL provides statements to handle transactions, typically statements like: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21">BEGIN_TRANSCATION</text:span></text:p>
                  </text:list-item>
                  <text:list-item>
                    <text:p text:style-name="P16"><text:span text:style-name="T21">COMMIT</text:span></text:p>
                  </text:list-item>
                  <text:list-item>
                    <text:p text:style-name="P16"><text:span text:style-name="T21">ROLLBACK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6"><text:span text:style-name="T21">are offered (for JDBC, see next slide).</text:span></text:p>
                  </text:list-item>
                </text:list>
              </text:list-item>
            </text:list>
            <text:list text:style-name="L7">
              <text:list-item>
                <text:p text:style-name="P14"><text:span text:style-name="T18"/></text:p>
              </text:list-item>
            </text:list>
          </draw:text-box>
        </draw:frame>
        <presentation:notes draw:style-name="dp2">
          <draw:page-thumbnail draw:style-name="gr11" draw:layer="layout" svg:width="12.7cm" svg:height="9.525cm" svg:x="3.175cm" svg:y="1.905cm" draw:page-number="4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obj-Titel-og-indholdsobjekt" presentation:presentation-page-layout-name="AL1T16">
        <draw:frame draw:name="Rectangle 2" presentation:style-name="pr1" draw:text-style-name="P2" draw:layer="layout" svg:width="21.546cm" svg:height="1.993cm" svg:x="1.896cm" svg:y="0.816cm" presentation:class="title">
          <draw:text-box>
            <text:p text:style-name="P1"><text:span text:style-name="T1">Transactions in JDBC/SQL</text:span></text:p>
          </draw:text-box>
        </draw:frame>
        <draw:frame draw:name="Rectangle 3" presentation:style-name="pr7" draw:text-style-name="P20" draw:layer="layout" svg:width="25.4cm" svg:height="10.716cm" svg:x="0cm" svg:y="5.358cm" presentation:class="outline" presentation:user-transformed="true">
          <draw:text-box>
            <text:list text:style-name="L10">
              <text:list-header>
                <text:p text:style-name="P18"><text:span text:style-name="T22"/></text:p>
              </text:list-header>
            </text:list>
            <text:list text:style-name="L11">
              <text:list-item>
                <text:p text:style-name="P18"><text:span text:style-name="T23">con.setAutoCommit(false);</text:span></text:p>
              </text:list-item>
              <text:list-item>
                <text:p text:style-name="P18"><text:span text:style-name="T22">Statement stmt = con.createStatement();</text:span></text:p>
              </text:list-item>
              <text:list-item>
                <text:p text:style-name="P19"><text:span text:style-name="T18">stmt.executeUpdate( “INSERT INTO Materiale VALUES(.. . .)”);</text:span></text:p>
              </text:list-item>
              <text:list-item>
                <text:p text:style-name="P19"><text:span text:style-name="T18">stmt.executeUpdate( “INSERT INTO CD <text:s/>VALUES(.. . .)”);</text:span></text:p>
              </text:list-item>
              <text:list-item>
                <text:p text:style-name="P18"><text:span text:style-name="T23">con.commit();</text:span></text:p>
              </text:list-item>
              <text:list-item>
                <text:p text:style-name="P18"><text:span text:style-name="T23">con.setAutoCommit(true);</text:span></text:p>
              </text:list-item>
            </text:list>
            <text:list text:style-name="L10">
              <text:list-header>
                <text:p text:style-name="P18"><text:span text:style-name="T24"/></text:p>
              </text:list-header>
            </text:list>
          </draw:text-box>
        </draw:frame>
        <draw:custom-shape draw:name="AutoShape 4" draw:style-name="gr13" draw:text-style-name="P7" xml:id="id1" draw:id="id1" draw:layer="layout" svg:width="8.617cm" svg:height="1.786cm" svg:x="14.204cm" svg:y="4.167cm">
          <text:p text:style-name="P21"><text:span text:style-name="T25">No ”Begin_Transaction”</text:span></text:p>
          <text:p text:style-name="P21"><text:span text:style-name="T25">instead AutoCommit is turned off.</text:span></text:p>
          <draw:enhanced-geometry svg:viewBox="0 0 21600 21600" draw:text-areas="800 800 20800 20800" draw:glue-points="?f40 ?f41" draw:type="non-primitive" draw:modifiers="-7586 30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3" draw:text-style-name="P7" xml:id="id2" draw:id="id2" draw:layer="layout" svg:width="9.327cm" svg:height="0.992cm" svg:x="13.494cm" svg:y="14.684cm">
          <text:p text:style-name="P21"><text:span text:style-name="T25">Transaction commits successfully</text:span></text:p>
          <draw:enhanced-geometry svg:viewBox="0 0 21600 21600" draw:text-areas="800 800 20800 20800" draw:glue-points="?f40 ?f41" draw:type="non-primitive" draw:modifiers="-6452 -39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4" presentation:preset-sub-type="16" presentation:preset-class="entrance" presentation:group-id="0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4" presentation:preset-sub-type="16" presentation:preset-class="entrance" presentation:group-id="0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1" draw:layer="layout" svg:width="12.7cm" svg:height="9.525cm" svg:x="3.175cm" svg:y="1.905cm" draw:page-number="5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7" draw:style-name="dp1" draw:master-page-name="Master1-Layout2-obj-Titel-og-indholdsobjekt" presentation:presentation-page-layout-name="AL1T16">
        <draw:frame draw:name="Title 1" presentation:style-name="pr1" draw:text-style-name="P2" draw:layer="layout" svg:width="21.546cm" svg:height="1.993cm" svg:x="1.896cm" svg:y="0.816cm" presentation:class="title">
          <draw:text-box>
            <text:p text:style-name="P22"><text:span text:style-name="T12">DBConnection</text:span></text:p>
          </draw:text-box>
        </draw:frame>
        <draw:frame draw:name="Content Placeholder 2" presentation:style-name="pr8" draw:text-style-name="P25" draw:layer="layout" svg:width="24.2cm" svg:height="12.572cm" svg:x="0.8cm" svg:y="4.445cm" presentation:class="outline" presentation:user-transformed="true">
          <draw:text-box>
            <text:list text:style-name="L12">
              <text:list-item>
                <text:p text:style-name="P23"><text:span text:style-name="T26">public static void startTransaction(){ </text:span></text:p>
              </text:list-item>
              <text:list-item>
                <text:p text:style-name="P23"><text:span text:style-name="T26"><text:s text:c="4"/></text:span><text:span text:style-name="T26">try{</text:span></text:p>
              </text:list-item>
              <text:list-item>
                <text:p text:style-name="P23"><text:span text:style-name="T26"><text:s text:c="8"/></text:span><text:span text:style-name="T27">con.setAutoCommit(false);</text:span></text:p>
              </text:list-item>
              <text:list-item>
                <text:p text:style-name="P23"><text:span text:style-name="T26"><text:s text:c="4"/></text:span><text:span text:style-name="T26">}</text:span></text:p>
              </text:list-item>
              <text:list-item>
                <text:p text:style-name="P23"><text:span text:style-name="T26"><text:s text:c="4"/></text:span><text:span text:style-name="T26">catch(Exception e){</text:span></text:p>
                <text:list>
                  <text:list-item>
                    <text:list>
                      <text:list-item>
                        <text:p text:style-name="P24"><text:span text:style-name="T26"><text:s text:c="6"/></text:span><text:span text:style-name="T26">// ... <text:s/>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6"><text:s text:c="4"/></text:span><text:span text:style-name="T26">}</text:span></text:p>
              </text:list-item>
              <text:list-item>
                <text:p text:style-name="P23"><text:span text:style-name="T26">}</text:span></text:p>
              </text:list-item>
            </text:list>
          </draw:text-box>
        </draw:frame>
        <draw:frame draw:name="Footer Placeholder 3" draw:style-name="gr1" draw:text-style-name="P2" draw:layer="layout" svg:width="15.496cm" svg:height="1.014cm" svg:x="5.367cm" svg:y="17.634cm">
          <draw:text-box>
            <text:p text:style-name="P1"><text:span text:style-name="T28">CS Programme</text:span></text:p>
          </draw:text-box>
        </draw:frame>
        <draw:frame draw:name="Slide Number Placeholder 4" draw:style-name="gr1" draw:text-style-name="P2" draw:layer="layout" svg:width="1.693cm" svg:height="1.014cm" svg:x="22.917cm" svg:y="17.634cm">
          <draw:text-box>
            <text:p text:style-name="P5"><text:span text:style-name="T29"><text:page-number>&lt;number&gt;</text:page-number></text:span></text:p>
          </draw:text-box>
        </draw:frame>
        <presentation:notes draw:style-name="dp2">
          <draw:page-thumbnail draw:style-name="gr11" draw:layer="layout" svg:width="12.7cm" svg:height="9.525cm" svg:x="3.175cm" svg:y="1.905cm" draw:page-number="6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8" draw:style-name="dp1" draw:master-page-name="Master1-Layout2-obj-Titel-og-indholdsobjekt" presentation:presentation-page-layout-name="AL1T16">
        <draw:frame draw:name="Title 1" presentation:style-name="pr1" draw:text-style-name="P2" draw:layer="layout" svg:width="21.546cm" svg:height="1.993cm" svg:x="1.896cm" svg:y="0.816cm" presentation:class="title">
          <draw:text-box>
            <text:p text:style-name="P22"><text:span text:style-name="T12">Committing a transaction</text:span></text:p>
          </draw:text-box>
        </draw:frame>
        <draw:frame draw:name="Content Placeholder 2" presentation:style-name="pr9" draw:text-style-name="P25" draw:layer="layout" svg:width="24.2cm" svg:height="12.572cm" svg:x="0.8cm" svg:y="4.445cm" presentation:class="outline" presentation:user-transformed="true">
          <draw:text-box>
            <text:list text:style-name="L12">
              <text:list-item>
                <text:p text:style-name="P23"><text:span text:style-name="T26">public staic void commitTransaction(){</text:span></text:p>
              </text:list-item>
              <text:list-item>
                <text:p text:style-name="P23"><text:span text:style-name="T26"><text:s text:c="4"/></text:span><text:span text:style-name="T26">try{</text:span></text:p>
              </text:list-item>
              <text:list-item>
                <text:p text:style-name="P23"><text:span text:style-name="T26"><text:s text:c="8"/></text:span><text:span text:style-name="T30">con.commit();</text:span></text:p>
              </text:list-item>
              <text:list-item>
                <text:p text:style-name="P23"><text:span text:style-name="T26"><text:s text:c="4"/></text:span><text:span text:style-name="T26">}</text:span></text:p>
              </text:list-item>
              <text:list-item>
                <text:p text:style-name="P23"><text:span text:style-name="T26"><text:s text:c="4"/></text:span><text:span text:style-name="T26">catch(Exception e){</text:span></text:p>
              </text:list-item>
              <text:list-item>
                <text:p text:style-name="P23"><text:span text:style-name="T26"><text:s text:c="8"/></text:span><text:span text:style-name="T31">con.rollback();</text:span></text:p>
              </text:list-item>
              <text:list-item>
                <text:p text:style-name="P23"><text:span text:style-name="T26"><text:s text:c="4"/></text:span><text:span text:style-name="T26">}</text:span></text:p>
                <text:list>
                  <text:list-header>
                    <text:p text:style-name="P24"><text:span text:style-name="T26"><text:s text:c="3"/></text:span><text:span text:style-name="T26">finally {</text:span></text:p>
                  </text:list-header>
                </text:list>
              </text:list-item>
            </text:list>
            <text:list text:style-name="L13">
              <text:list-item>
                <text:p text:style-name="P23"><text:span text:style-name="T26"><text:s text:c="7"/></text:span><text:span text:style-name="T30">con.setAutoCommit(true);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26"><text:s text:c="3"/></text:span><text:span text:style-name="T26">}</text:span></text:p>
                  </text:list-item>
                </text:list>
              </text:list-item>
              <text:list-item>
                <text:p text:style-name="P23"><text:span text:style-name="T26">}</text:span></text:p>
              </text:list-item>
            </text:list>
          </draw:text-box>
        </draw:frame>
        <draw:frame draw:name="Footer Placeholder 3" draw:style-name="gr1" draw:text-style-name="P2" draw:layer="layout" svg:width="15.496cm" svg:height="1.014cm" svg:x="5.367cm" svg:y="17.634cm">
          <draw:text-box>
            <text:p text:style-name="P1"><text:span text:style-name="T28">CS Programme</text:span></text:p>
          </draw:text-box>
        </draw:frame>
        <draw:frame draw:name="Slide Number Placeholder 4" draw:style-name="gr1" draw:text-style-name="P2" draw:layer="layout" svg:width="1.693cm" svg:height="1.014cm" svg:x="22.917cm" svg:y="17.634cm">
          <draw:text-box>
            <text:p text:style-name="P5"><text:span text:style-name="T29"><text:page-number>&lt;number&gt;</text:page-number></text:span></text:p>
          </draw:text-box>
        </draw:frame>
        <presentation:notes draw:style-name="dp2">
          <draw:page-thumbnail draw:style-name="gr11" draw:layer="layout" svg:width="12.7cm" svg:height="9.525cm" svg:x="3.175cm" svg:y="1.905cm" draw:page-number="7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9" draw:style-name="dp1" draw:master-page-name="Master1-Layout2-obj-Titel-og-indholdsobjekt" presentation:presentation-page-layout-name="AL1T16">
        <draw:frame draw:name="Title 1" presentation:style-name="pr1" draw:text-style-name="P2" draw:layer="layout" svg:width="21.546cm" svg:height="1.993cm" svg:x="1.896cm" svg:y="0.816cm" presentation:class="title">
          <draw:text-box>
            <text:p text:style-name="P22"><text:span text:style-name="T12">DBConnection </text:span></text:p>
          </draw:text-box>
        </draw:frame>
        <draw:frame draw:name="Content Placeholder 2" presentation:style-name="pr10" draw:text-style-name="P25" draw:layer="layout" svg:width="23.6cm" svg:height="13.617cm" svg:x="1cm" svg:y="3.4cm" presentation:class="outline" presentation:user-transformed="true">
          <draw:text-box>
            <text:list text:style-name="L12">
              <text:list-item>
                <text:p text:style-name="P23"><text:span text:style-name="T26">public static void rollbackTransaction() {</text:span></text:p>
              </text:list-item>
              <text:list-item>
                <text:p text:style-name="P23"><text:span text:style-name="T26"><text:s text:c="4"/></text:span><text:span text:style-name="T26">try{</text:span></text:p>
              </text:list-item>
              <text:list-item>
                <text:p text:style-name="P23"><text:span text:style-name="T26"><text:s text:c="8"/></text:span><text:span text:style-name="T27">con.rollback();</text:span></text:p>
              </text:list-item>
              <text:list-item>
                <text:p text:style-name="P23"><text:span text:style-name="T26"><text:s text:c="4"/></text:span><text:span text:style-name="T26">}</text:span></text:p>
              </text:list-item>
              <text:list-item>
                <text:p text:style-name="P23"><text:span text:style-name="T26"><text:s text:c="4"/></text:span><text:span text:style-name="T26">catch(Exception e){</text:span></text:p>
              </text:list-item>
              <text:list-item>
                <text:p text:style-name="P23"><text:span text:style-name="T26"><text:s text:c="4"/></text:span><text:span text:style-name="T26">}</text:span></text:p>
                <text:list>
                  <text:list-header>
                    <text:p text:style-name="P24"><text:span text:style-name="T26"><text:s text:c="3"/></text:span><text:span text:style-name="T26">finally {</text:span></text:p>
                  </text:list-header>
                </text:list>
              </text:list-item>
            </text:list>
            <text:list text:style-name="L13">
              <text:list-item>
                <text:p text:style-name="P23"><text:span text:style-name="T27"><text:s text:c="8"/></text:span><text:span text:style-name="T27">con.setAutoCommit(true);</text:span></text:p>
              </text:list-item>
              <text:list-item>
                <text:p text:style-name="P23"><text:span text:style-name="T27"><text:s text:c="4"/></text:span><text:span text:style-name="T27">}</text:span></text:p>
              </text:list-item>
            </text:list>
            <text:list text:style-name="L12">
              <text:list-item>
                <text:p text:style-name="P23"><text:span text:style-name="T26">}</text:span></text:p>
              </text:list-item>
            </text:list>
          </draw:text-box>
        </draw:frame>
        <draw:frame draw:name="Footer Placeholder 3" draw:style-name="gr1" draw:text-style-name="P2" draw:layer="layout" svg:width="15.496cm" svg:height="1.014cm" svg:x="5.367cm" svg:y="17.634cm">
          <draw:text-box>
            <text:p text:style-name="P1"><text:span text:style-name="T28">CS Programme</text:span></text:p>
          </draw:text-box>
        </draw:frame>
        <draw:frame draw:name="Slide Number Placeholder 4" draw:style-name="gr1" draw:text-style-name="P2" draw:layer="layout" svg:width="1.693cm" svg:height="1.014cm" svg:x="22.917cm" svg:y="17.634cm">
          <draw:text-box>
            <text:p text:style-name="P5"><text:span text:style-name="T29"><text:page-number>&lt;number&gt;</text:page-number></text:span></text:p>
          </draw:text-box>
        </draw:frame>
        <presentation:notes draw:style-name="dp2">
          <draw:page-thumbnail draw:style-name="gr11" draw:layer="layout" svg:width="12.7cm" svg:height="9.525cm" svg:x="3.175cm" svg:y="1.905cm" draw:page-number="8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obj-Titel-og-indholdsobjekt" presentation:presentation-page-layout-name="AL1T16">
        <draw:frame draw:name="Rectangle 5" presentation:style-name="pr1" draw:text-style-name="P2" draw:layer="layout" svg:width="17.599cm" svg:height="2.015cm" svg:x="1.301cm" svg:y="0.723cm" presentation:class="title">
          <draw:text-box>
            <text:p text:style-name="P1"><text:span text:style-name="T17">Transaction I controller </text:span></text:p>
          </draw:text-box>
        </draw:frame>
        <draw:frame draw:name="Rectangle 6" presentation:style-name="pr11" draw:text-style-name="P28" draw:layer="layout" svg:width="22.86cm" svg:height="14.693cm" svg:x="1.323cm" svg:y="3.523cm" presentation:class="outline" presentation:user-transformed="true">
          <draw:text-box>
            <text:list text:style-name="L12">
              <text:list-item>
                <text:p text:style-name="P26"><text:span text:style-name="T32">public void insertNew(String fname, String lname, </text:span></text:p>
              </text:list-item>
              <text:list-item>
                <text:p text:style-name="P26"><text:span text:style-name="T32"><text:s text:c="25"/></text:span><text:span text:style-name="T32">double salary, String superssn){ <text:s text:c="3"/></text:span></text:p>
              </text:list-item>
              <text:list-item>
                <text:p text:style-name="P26"><text:span text:style-name="T32"><text:s text:c="4"/></text:span><text:span text:style-name="T32">Employee empObj = new Employee();</text:span></text:p>
              </text:list-item>
              <text:list-item>
                <text:p text:style-name="P26"><text:span text:style-name="T32"><text:s text:c="4"/></text:span><text:span text:style-name="T32">empObj.setFname(fname); <text:s text:c="11"/></text:span></text:p>
              </text:list-item>
              <text:list-item>
                <text:p text:style-name="P26"><text:span text:style-name="T32"><text:s text:c="4"/></text:span><text:span text:style-name="T32">empObj.setLname(lname);</text:span></text:p>
              </text:list-item>
              <text:list-item>
                <text:p text:style-name="P26"><text:span text:style-name="T32"><text:s text:c="4"/></text:span><text:span text:style-name="T32">empObj.setSupervisor(new Employee(superssn));</text:span></text:p>
              </text:list-item>
              <text:list-item>
                <text:p text:style-name="P26"><text:span text:style-name="T32"><text:s text:c="4"/></text:span><text:span text:style-name="T32">try{</text:span></text:p>
              </text:list-item>
              <text:list-item>
                <text:p text:style-name="P26"><text:span text:style-name="T32"><text:s text:c="8"/></text:span><text:span text:style-name="T32">DbConnection.</text:span><text:span text:style-name="T33">startTransaction();</text:span></text:p>
              </text:list-item>
              <text:list-item>
                <text:p text:style-name="P26"><text:span text:style-name="T32"><text:s text:c="8"/></text:span><text:span text:style-name="T32">DBEmployee dbEmp = new DBEmployee();</text:span></text:p>
              </text:list-item>
              <text:list-item>
                <text:p text:style-name="P26"><text:span text:style-name="T32"><text:s text:c="8"/></text:span><text:span text:style-name="T32">dbEmp.insertEmployee(empObj);</text:span></text:p>
              </text:list-item>
              <text:list-item>
                <text:p text:style-name="P26"><text:span text:style-name="T32"><text:s text:c="8"/></text:span><text:span text:style-name="T32">DbConnection.</text:span><text:span text:style-name="T33">commitTransaction();</text:span></text:p>
              </text:list-item>
              <text:list-item>
                <text:p text:style-name="P26"><text:span text:style-name="T32"><text:s text:c="4"/></text:span><text:span text:style-name="T32">}</text:span></text:p>
              </text:list-item>
              <text:list-item>
                <text:p text:style-name="P26"><text:span text:style-name="T32"><text:s text:c="4"/></text:span><text:span text:style-name="T32">catch(Exception e){</text:span></text:p>
              </text:list-item>
              <text:list-item>
                <text:p text:style-name="P26"><text:span text:style-name="T32"><text:s text:c="8"/></text:span><text:span text:style-name="T32">DbConnection.</text:span><text:span text:style-name="T33">rollbackTransaction();</text:span></text:p>
              </text:list-item>
              <text:list-item>
                <text:p text:style-name="P26"><text:span text:style-name="T32"><text:s text:c="4"/></text:span><text:span text:style-name="T32">}</text:span></text:p>
              </text:list-item>
              <text:list-item>
                <text:p text:style-name="P26"><text:span text:style-name="T32">}</text:span><text:span text:style-name="T34"> <text:s/></text:span><text:span text:style-name="T34"><text:tab/></text:span><text:span text:style-name="T34"><text:tab/></text:span><text:span text:style-name="T35"><text:tab/></text:span><text:span text:style-name="T35"><text:tab/></text:span><text:span text:style-name="T35"><text:tab/></text:span></text:p>
              </text:list-item>
            </text:list>
            <text:list text:style-name="L2">
              <text:list-item>
                <text:p text:style-name="P27"><text:span text:style-name="T35"><text:tab/></text:span></text:p>
              </text:list-item>
            </text:list>
          </draw:text-box>
        </draw:frame>
        <draw:custom-shape draw:name="AutoShape 5" draw:style-name="gr13" draw:text-style-name="P29" xml:id="id3" draw:id="id3" draw:layer="layout" svg:width="5.358cm" svg:height="0.992cm" svg:x="19.851cm" svg:y="8.728cm">
          <text:p text:style-name="P21"><text:span text:style-name="T25">BeginTransaction</text:span></text:p>
          <draw:enhanced-geometry svg:viewBox="0 0 21600 21600" draw:text-areas="800 800 20800 20800" draw:glue-points="?f40 ?f41" draw:type="non-primitive" draw:modifiers="-12978.5407725322 29952.8700906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4" draw:text-style-name="P29" xml:id="id4" draw:id="id4" draw:layer="layout" svg:width="5.731cm" svg:height="1.474cm" svg:x="18.6cm" svg:y="10.4cm">
          <text:p text:style-name="P21"><text:span text:style-name="T25">Transaction commits successfully</text:span></text:p>
          <draw:enhanced-geometry svg:viewBox="0 0 21600 21600" draw:text-areas="800 800 20800 20800" draw:glue-points="?f40 ?f41" draw:type="non-primitive" draw:modifiers="-7778 255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13" draw:text-style-name="P7" xml:id="id5" draw:id="id5" draw:layer="layout" svg:width="7.417cm" svg:height="1.984cm" svg:x="16.766cm" svg:y="14.759cm">
          <text:p text:style-name="P21"><text:span text:style-name="T25">Insert is aborted. <text:s/>The entire transaction is rolled back</text:span></text:p>
          <draw:enhanced-geometry svg:viewBox="0 0 21600 21600" draw:text-areas="800 800 20800 20800" draw:glue-points="?f40 ?f41" draw:type="non-primitive" draw:modifiers="-9058 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4" presentation:preset-sub-type="16" presentation:preset-class="entrance" presentation:group-id="0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4" presentation:preset-sub-type="16" presentation:preset-class="entrance" presentation:group-id="0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  <anim:par smil:begin="indefinite" smil:fill="hold" presentation:node-type="on-click">
              <anim:par smil:begin="0s" smil:fill="hold" presentation:node-type="with-previous">
                <anim:par smil:begin="0s" smil:fill="hold" presentation:node-type="on-click" presentation:preset-id="4" presentation:preset-sub-type="16" presentation:preset-class="entrance" presentation:group-id="0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</anim:seq>
        </anim:par>
        <presentation:notes draw:style-name="dp3">
          <draw:page-thumbnail draw:name="Pladsholder til diasbillede 1" draw:style-name="gr11" draw:layer="layout" svg:width="12.7cm" svg:height="9.525cm" svg:x="3.175cm" svg:y="1.905cm" draw:page-number="9" presentation:class="page"/>
          <draw:frame draw:name="Pladsholder til noter 2" presentation:style-name="pr12" draw:text-style-name="P30" draw:layer="layout" svg:width="15.24cm" svg:height="11.43cm" svg:x="1.905cm" svg:y="12.065cm" presentation:class="notes" presentation:placeholder="true">
            <draw:text-box/>
          </draw:frame>
          <draw:frame draw:name="Pladsholder til diasnummer 3" draw:style-name="gr15" draw:text-style-name="P2" draw:layer="layout" svg:width="8.255cm" svg:height="1.27cm" svg:x="10.791cm" svg:y="24.126cm">
            <draw:text-box>
              <text:p text:style-name="P5"><text:span text:style-name="T36"><text:page-number>&lt;number&gt;</text:page-number></text:span></text:p>
            </draw:text-box>
          </draw:frame>
        </presentation:notes>
      </draw:page>
      <draw:page draw:name="Slide60" draw:style-name="dp1" draw:master-page-name="Master1-Layout2-obj-Titel-og-indholdsobjekt" presentation:presentation-page-layout-name="AL1T16">
        <draw:frame draw:name="Title 1" presentation:style-name="pr1" draw:text-style-name="P2" draw:layer="layout" svg:width="21.546cm" svg:height="1.993cm" svg:x="1.896cm" svg:y="0.816cm" presentation:class="title">
          <draw:text-box>
            <text:p text:style-name="P22"><text:span text:style-name="T12">Error handling</text:span></text:p>
          </draw:text-box>
        </draw:frame>
        <draw:frame draw:name="Content Placeholder 2" presentation:style-name="pr13" draw:text-style-name="P33" draw:layer="layout" svg:width="21.546cm" svg:height="12.572cm" svg:x="1.896cm" svg:y="4.445cm" presentation:class="outline" presentation:user-transformed="true">
          <draw:text-box>
            <text:list text:style-name="L5">
              <text:list-item>
                <text:p text:style-name="P31"><text:span text:style-name="T2">Where is the error detected?</text:span></text:p>
              </text:list-item>
              <text:list-item>
                <text:p text:style-name="P31"><text:span text:style-name="T2">Who will take care of the error handling?</text:span></text:p>
                <text:list>
                  <text:list-item>
                    <text:p text:style-name="P32"><text:span text:style-name="T2">DB-layer: Detect, fix if possible</text:span></text:p>
                  </text:list-item>
                  <text:list-item>
                    <text:p text:style-name="P32"><text:span text:style-name="T2">Controller: Optionally convert to custom Exception</text:span></text:p>
                  </text:list-item>
                  <text:list-item>
                    <text:p text:style-name="P32"><text:span text:style-name="T2">UI-layer: Let user handle exceptions that we can't solve in code.</text:span></text:p>
                    <text:list>
                      <text:list-item>
                        <text:p text:style-name="P32"><text:span text:style-name="T2">JOptionPane.showMessageDialog(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draw:style-name="gr1" draw:text-style-name="P2" draw:layer="layout" svg:width="15.496cm" svg:height="1.014cm" svg:x="5.367cm" svg:y="17.634cm">
          <draw:text-box>
            <text:p text:style-name="P1"><text:span text:style-name="T28">CS Programme</text:span></text:p>
          </draw:text-box>
        </draw:frame>
        <draw:frame draw:name="Slide Number Placeholder 4" draw:style-name="gr1" draw:text-style-name="P2" draw:layer="layout" svg:width="1.693cm" svg:height="1.014cm" svg:x="22.917cm" svg:y="17.634cm">
          <draw:text-box>
            <text:p text:style-name="P5"><text:span text:style-name="T29"><text:page-number>&lt;number&gt;</text:page-number></text:span></text:p>
          </draw:text-box>
        </draw:frame>
        <presentation:notes draw:style-name="dp2">
          <draw:page-thumbnail draw:style-name="gr11" draw:layer="layout" svg:width="12.7cm" svg:height="9.525cm" svg:x="3.175cm" svg:y="1.905cm" draw:page-number="10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775" svg:viewBox="0 0 20 30" svg:d="M10 0l-10 30h20z"/>
    <draw:marker draw:name="a776" svg:viewBox="0 0 20 30" svg:d="M10 0l-10 30h20z"/>
    <draw:marker draw:name="a780" svg:viewBox="0 0 20 30" svg:d="M10 0l-10 30h20z"/>
    <draw:marker draw:name="a784" svg:viewBox="0 0 20 30" svg:d="M10 0l-10 30h20z"/>
    <draw:marker draw:name="a788" svg:viewBox="0 0 20 30" svg:d="M10 0l-10 30h20z"/>
    <draw:marker draw:name="a792" svg:viewBox="0 0 20 30" svg:d="M10 0l-10 30h20z"/>
    <draw:marker draw:name="a796" svg:viewBox="0 0 20 30" svg:d="M10 0l-10 30h20z"/>
    <style:default-style style:family="graphic">
      <style:graphic-properties draw:stroke="solid" svg:stroke-width="0.026cm" svg:stroke-color="#756c62" draw:fill-color="#729fcf" fo:wrap-option="wrap" draw:shadow="visible" draw:shadow-offset-x="0cm" draw:shadow-offset-y="0.064cm" draw:shadow-color="#000000" draw:shadow-opacity="35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Graphics" style:family="graphic"/>
    <style:style style:name="Master1-UCNT_26_BMaster-background" style:display-name="Master1-UCNT&amp;BMaster-background" style:family="presentation">
      <style:graphic-properties draw:stroke="none" draw:fill="solid" draw:fill-color="#ffffff"/>
      <style:text-properties style:letter-kerning="true"/>
    </style:style>
    <style:style style:name="Master1-UCNT_26_BMaster-backgroundobjects" style:display-name="Master1-UCNT&amp;B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UCNT_26_BMaster-notes" style:display-name="Master1-UCNT&amp;B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UCNT_26_BMaster-outline1" style:display-name="Master1-UCNT&amp;BMaster-outline1" style:family="presentation">
      <style:graphic-properties draw:stroke="none" draw:fill="none" draw:auto-grow-height="false" draw:fit-to-size="shrink-to-fit">
        <text:list-style style:name="Master1-UCNT_26_BMaster-outline1" style:display-name="Master1-UCNT&amp;B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UCNT_26_BMaster-outline2" style:display-name="Master1-UCNT&amp;BMaster-outline2" style:family="presentation" style:parent-style-name="Master1-UCNT_26_BMaster-outline1">
      <style:paragraph-properties fo:margin-top="0.4cm" fo:margin-bottom="0cm"/>
      <style:text-properties fo:font-size="28pt" style:font-size-asian="28pt" style:font-size-complex="28pt"/>
    </style:style>
    <style:style style:name="Master1-UCNT_26_BMaster-outline3" style:display-name="Master1-UCNT&amp;BMaster-outline3" style:family="presentation" style:parent-style-name="Master1-UCNT_26_BMaster-outline2">
      <style:paragraph-properties fo:margin-top="0.3cm" fo:margin-bottom="0cm"/>
      <style:text-properties fo:font-size="24pt" style:font-size-asian="24pt" style:font-size-complex="24pt"/>
    </style:style>
    <style:style style:name="Master1-UCNT_26_BMaster-outline4" style:display-name="Master1-UCNT&amp;BMaster-outline4" style:family="presentation" style:parent-style-name="Master1-UCNT_26_BMaster-outline3">
      <style:paragraph-properties fo:margin-top="0.2cm" fo:margin-bottom="0cm"/>
      <style:text-properties fo:font-size="20pt" style:font-size-asian="20pt" style:font-size-complex="20pt"/>
    </style:style>
    <style:style style:name="Master1-UCNT_26_BMaster-outline5" style:display-name="Master1-UCNT&amp;BMaster-outline5" style:family="presentation" style:parent-style-name="Master1-UCNT_26_BMaster-outline4">
      <style:paragraph-properties fo:margin-top="0.1cm" fo:margin-bottom="0cm"/>
      <style:text-properties fo:font-size="20pt" style:font-size-asian="20pt" style:font-size-complex="20pt"/>
    </style:style>
    <style:style style:name="Master1-UCNT_26_BMaster-outline6" style:display-name="Master1-UCNT&amp;BMaster-outline6" style:family="presentation" style:parent-style-name="Master1-UCNT_26_BMaster-outline5">
      <style:paragraph-properties fo:margin-top="0.1cm" fo:margin-bottom="0cm"/>
      <style:text-properties fo:font-size="20pt" style:font-size-asian="20pt" style:font-size-complex="20pt"/>
    </style:style>
    <style:style style:name="Master1-UCNT_26_BMaster-outline7" style:display-name="Master1-UCNT&amp;BMaster-outline7" style:family="presentation" style:parent-style-name="Master1-UCNT_26_BMaster-outline6">
      <style:paragraph-properties fo:margin-top="0.1cm" fo:margin-bottom="0cm"/>
      <style:text-properties fo:font-size="20pt" style:font-size-asian="20pt" style:font-size-complex="20pt"/>
    </style:style>
    <style:style style:name="Master1-UCNT_26_BMaster-outline8" style:display-name="Master1-UCNT&amp;BMaster-outline8" style:family="presentation" style:parent-style-name="Master1-UCNT_26_BMaster-outline7">
      <style:paragraph-properties fo:margin-top="0.1cm" fo:margin-bottom="0cm"/>
      <style:text-properties fo:font-size="20pt" style:font-size-asian="20pt" style:font-size-complex="20pt"/>
    </style:style>
    <style:style style:name="Master1-UCNT_26_BMaster-outline9" style:display-name="Master1-UCNT&amp;BMaster-outline9" style:family="presentation" style:parent-style-name="Master1-UCNT_26_BMaster-outline8">
      <style:paragraph-properties fo:margin-top="0.1cm" fo:margin-bottom="0cm"/>
      <style:text-properties fo:font-size="20pt" style:font-size-asian="20pt" style:font-size-complex="20pt"/>
    </style:style>
    <style:style style:name="Master1-UCNT_26_BMaster-subtitle" style:display-name="Master1-UCNT&amp;BMaster-subtitle" style:family="presentation">
      <style:graphic-properties draw:stroke="none" draw:fill="none" draw:textarea-vertical-align="middle">
        <text:list-style style:name="Master1-UCNT_26_BMaster-subtitle" style:display-name="Master1-UCNT&amp;B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UCNT_26_BMaster-title" style:display-name="Master1-UCNT&amp;BMaster-title" style:family="presentation">
      <style:graphic-properties draw:stroke="none" draw:fill="none" draw:textarea-vertical-align="middle">
        <text:list-style style:name="Master1-UCNT_26_BMaster-title" style:display-name="Master1-UCNT&amp;B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background" style:family="presentation">
      <style:graphic-properties draw:stroke="none" draw:fill="solid" draw:fill-color="#ffffff"/>
      <style:text-properties style:letter-kerning="true"/>
    </style:style>
    <style:style style:name="Master1-Layout1-title-Titeldi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outline1" style:family="presentation">
      <style:graphic-properties draw:stroke="none" draw:fill="none" draw:auto-grow-height="false" draw:fit-to-size="shrink-to-fit">
        <text:list-style style:name="Master1-Layout1-title-Titeldi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outline2" style:family="presentation" style:parent-style-name="Master1-Layout1-title-Titeldias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s-outline3" style:family="presentation" style:parent-style-name="Master1-Layout1-title-Titeldias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s-outline4" style:family="presentation" style:parent-style-name="Master1-Layout1-title-Titeldias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s-outline5" style:family="presentation" style:parent-style-name="Master1-Layout1-title-Titeldias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6" style:family="presentation" style:parent-style-name="Master1-Layout1-title-Titeldias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7" style:family="presentation" style:parent-style-name="Master1-Layout1-title-Titeldias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8" style:family="presentation" style:parent-style-name="Master1-Layout1-title-Titeldias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9" style:family="presentation" style:parent-style-name="Master1-Layout1-title-Titeldias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s-subtitle" style:family="presentation">
      <style:graphic-properties draw:stroke="none" draw:fill="none" draw:textarea-vertical-align="middle">
        <text:list-style style:name="Master1-Layout1-title-Titeldi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title" style:family="presentation">
      <style:graphic-properties draw:stroke="none" draw:fill="none" draw:textarea-vertical-align="middle">
        <text:list-style style:name="Master1-Layout1-title-Titeldi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background" style:family="presentation">
      <style:graphic-properties draw:stroke="none" draw:fill="solid" draw:fill-color="#ffffff"/>
      <style:text-properties style:letter-kerning="true"/>
    </style:style>
    <style:style style:name="Master1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1" style:family="presentation">
      <style:graphic-properties draw:stroke="none" draw:fill="none" draw:auto-grow-height="false" draw:fit-to-size="shrink-to-fit">
        <text:list-style style:name="Master1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2" style:family="presentation" style:parent-style-name="Master1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1-Layout2-obj-Titel-og-indholdsobjekt-outline3" style:family="presentation" style:parent-style-name="Master1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1-Layout2-obj-Titel-og-indholdsobjekt-outline4" style:family="presentation" style:parent-style-name="Master1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1-Layout2-obj-Titel-og-indholdsobjekt-outline5" style:family="presentation" style:parent-style-name="Master1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6" style:family="presentation" style:parent-style-name="Master1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7" style:family="presentation" style:parent-style-name="Master1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8" style:family="presentation" style:parent-style-name="Master1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9" style:family="presentation" style:parent-style-name="Master1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subtitle" style:family="presentation">
      <style:graphic-properties draw:stroke="none" draw:fill="none" draw:textarea-vertical-align="middle">
        <text:list-style style:name="Master1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title" style:family="presentation">
      <style:graphic-properties draw:stroke="none" draw:fill="none" draw:textarea-vertical-align="middle">
        <text:list-style style:name="Master1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background" style:family="presentation">
      <style:graphic-properties draw:stroke="none" draw:fill="solid" draw:fill-color="#ffffff"/>
      <style:text-properties style:letter-kerning="true"/>
    </style:style>
    <style:style style:name="Master1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1" style:family="presentation">
      <style:graphic-properties draw:stroke="none" draw:fill="none" draw:auto-grow-height="false" draw:fit-to-size="shrink-to-fit">
        <text:list-style style:name="Master1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2" style:family="presentation" style:parent-style-name="Master1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fsnitsoverskrift-outline3" style:family="presentation" style:parent-style-name="Master1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fsnitsoverskrift-outline4" style:family="presentation" style:parent-style-name="Master1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fsnitsoverskrift-outline5" style:family="presentation" style:parent-style-name="Master1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6" style:family="presentation" style:parent-style-name="Master1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7" style:family="presentation" style:parent-style-name="Master1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8" style:family="presentation" style:parent-style-name="Master1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9" style:family="presentation" style:parent-style-name="Master1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subtitle" style:family="presentation">
      <style:graphic-properties draw:stroke="none" draw:fill="none" draw:textarea-vertical-align="middle">
        <text:list-style style:name="Master1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title" style:family="presentation">
      <style:graphic-properties draw:stroke="none" draw:fill="none" draw:textarea-vertical-align="middle">
        <text:list-style style:name="Master1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background" style:family="presentation">
      <style:graphic-properties draw:stroke="none" draw:fill="solid" draw:fill-color="#ffffff"/>
      <style:text-properties style:letter-kerning="true"/>
    </style:style>
    <style:style style:name="Master1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1" style:family="presentation">
      <style:graphic-properties draw:stroke="none" draw:fill="none" draw:auto-grow-height="false" draw:fit-to-size="shrink-to-fit">
        <text:list-style style:name="Master1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2" style:family="presentation" style:parent-style-name="Master1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1-Layout4-twoObj-To-indholdsobjekter-outline3" style:family="presentation" style:parent-style-name="Master1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1-Layout4-twoObj-To-indholdsobjekter-outline4" style:family="presentation" style:parent-style-name="Master1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1-Layout4-twoObj-To-indholdsobjekter-outline5" style:family="presentation" style:parent-style-name="Master1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6" style:family="presentation" style:parent-style-name="Master1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7" style:family="presentation" style:parent-style-name="Master1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8" style:family="presentation" style:parent-style-name="Master1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9" style:family="presentation" style:parent-style-name="Master1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subtitle" style:family="presentation">
      <style:graphic-properties draw:stroke="none" draw:fill="none" draw:textarea-vertical-align="middle">
        <text:list-style style:name="Master1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title" style:family="presentation">
      <style:graphic-properties draw:stroke="none" draw:fill="none" draw:textarea-vertical-align="middle">
        <text:list-style style:name="Master1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background" style:family="presentation">
      <style:graphic-properties draw:stroke="none" draw:fill="solid" draw:fill-color="#ffffff"/>
      <style:text-properties style:letter-kerning="true"/>
    </style:style>
    <style:style style:name="Master1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1" style:family="presentation">
      <style:graphic-properties draw:stroke="none" draw:fill="none" draw:auto-grow-height="false" draw:fit-to-size="shrink-to-fit">
        <text:list-style style:name="Master1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2" style:family="presentation" style:parent-style-name="Master1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mmenligning-outline3" style:family="presentation" style:parent-style-name="Master1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mmenligning-outline4" style:family="presentation" style:parent-style-name="Master1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mmenligning-outline5" style:family="presentation" style:parent-style-name="Master1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6" style:family="presentation" style:parent-style-name="Master1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7" style:family="presentation" style:parent-style-name="Master1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8" style:family="presentation" style:parent-style-name="Master1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9" style:family="presentation" style:parent-style-name="Master1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subtitle" style:family="presentation">
      <style:graphic-properties draw:stroke="none" draw:fill="none" draw:textarea-vertical-align="middle">
        <text:list-style style:name="Master1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title" style:family="presentation">
      <style:graphic-properties draw:stroke="none" draw:fill="none" draw:textarea-vertical-align="middle">
        <text:list-style style:name="Master1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background" style:family="presentation">
      <style:graphic-properties draw:stroke="none" draw:fill="solid" draw:fill-color="#ffffff"/>
      <style:text-properties style:letter-kerning="true"/>
    </style:style>
    <style:style style:name="Master1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1" style:family="presentation">
      <style:graphic-properties draw:stroke="none" draw:fill="none" draw:auto-grow-height="false" draw:fit-to-size="shrink-to-fit">
        <text:list-style style:name="Master1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2" style:family="presentation" style:parent-style-name="Master1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Kun-titel-outline3" style:family="presentation" style:parent-style-name="Master1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Kun-titel-outline4" style:family="presentation" style:parent-style-name="Master1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Kun-titel-outline5" style:family="presentation" style:parent-style-name="Master1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6" style:family="presentation" style:parent-style-name="Master1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7" style:family="presentation" style:parent-style-name="Master1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8" style:family="presentation" style:parent-style-name="Master1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9" style:family="presentation" style:parent-style-name="Master1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Kun-titel-subtitle" style:family="presentation">
      <style:graphic-properties draw:stroke="none" draw:fill="none" draw:textarea-vertical-align="middle">
        <text:list-style style:name="Master1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title" style:family="presentation">
      <style:graphic-properties draw:stroke="none" draw:fill="none" draw:textarea-vertical-align="middle">
        <text:list-style style:name="Master1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om-background" style:family="presentation">
      <style:graphic-properties draw:stroke="none" draw:fill="solid" draw:fill-color="#ffffff"/>
      <style:text-properties style:letter-kerning="true"/>
    </style:style>
    <style:style style:name="Master1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1" style:family="presentation">
      <style:graphic-properties draw:stroke="none" draw:fill="none" draw:auto-grow-height="false" draw:fit-to-size="shrink-to-fit">
        <text:list-style style:name="Master1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2" style:family="presentation" style:parent-style-name="Master1-Layout7-blank-Tom-outline1">
      <style:paragraph-properties fo:margin-top="0.4cm" fo:margin-bottom="0cm"/>
      <style:text-properties fo:font-size="28pt" style:font-size-asian="28pt" style:font-size-complex="28pt"/>
    </style:style>
    <style:style style:name="Master1-Layout7-blank-Tom-outline3" style:family="presentation" style:parent-style-name="Master1-Layout7-blank-Tom-outline2">
      <style:paragraph-properties fo:margin-top="0.3cm" fo:margin-bottom="0cm"/>
      <style:text-properties fo:font-size="24pt" style:font-size-asian="24pt" style:font-size-complex="24pt"/>
    </style:style>
    <style:style style:name="Master1-Layout7-blank-Tom-outline4" style:family="presentation" style:parent-style-name="Master1-Layout7-blank-Tom-outline3">
      <style:paragraph-properties fo:margin-top="0.2cm" fo:margin-bottom="0cm"/>
      <style:text-properties fo:font-size="20pt" style:font-size-asian="20pt" style:font-size-complex="20pt"/>
    </style:style>
    <style:style style:name="Master1-Layout7-blank-Tom-outline5" style:family="presentation" style:parent-style-name="Master1-Layout7-blank-Tom-outline4">
      <style:paragraph-properties fo:margin-top="0.1cm" fo:margin-bottom="0cm"/>
      <style:text-properties fo:font-size="20pt" style:font-size-asian="20pt" style:font-size-complex="20pt"/>
    </style:style>
    <style:style style:name="Master1-Layout7-blank-Tom-outline6" style:family="presentation" style:parent-style-name="Master1-Layout7-blank-Tom-outline5">
      <style:paragraph-properties fo:margin-top="0.1cm" fo:margin-bottom="0cm"/>
      <style:text-properties fo:font-size="20pt" style:font-size-asian="20pt" style:font-size-complex="20pt"/>
    </style:style>
    <style:style style:name="Master1-Layout7-blank-Tom-outline7" style:family="presentation" style:parent-style-name="Master1-Layout7-blank-Tom-outline6">
      <style:paragraph-properties fo:margin-top="0.1cm" fo:margin-bottom="0cm"/>
      <style:text-properties fo:font-size="20pt" style:font-size-asian="20pt" style:font-size-complex="20pt"/>
    </style:style>
    <style:style style:name="Master1-Layout7-blank-Tom-outline8" style:family="presentation" style:parent-style-name="Master1-Layout7-blank-Tom-outline7">
      <style:paragraph-properties fo:margin-top="0.1cm" fo:margin-bottom="0cm"/>
      <style:text-properties fo:font-size="20pt" style:font-size-asian="20pt" style:font-size-complex="20pt"/>
    </style:style>
    <style:style style:name="Master1-Layout7-blank-Tom-outline9" style:family="presentation" style:parent-style-name="Master1-Layout7-blank-Tom-outline8">
      <style:paragraph-properties fo:margin-top="0.1cm" fo:margin-bottom="0cm"/>
      <style:text-properties fo:font-size="20pt" style:font-size-asian="20pt" style:font-size-complex="20pt"/>
    </style:style>
    <style:style style:name="Master1-Layout7-blank-Tom-subtitle" style:family="presentation">
      <style:graphic-properties draw:stroke="none" draw:fill="none" draw:textarea-vertical-align="middle">
        <text:list-style style:name="Master1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title" style:family="presentation">
      <style:graphic-properties draw:stroke="none" draw:fill="none" draw:textarea-vertical-align="middle">
        <text:list-style style:name="Master1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Indhold-med-billedtekst-background" style:family="presentation">
      <style:graphic-properties draw:stroke="none" draw:fill="solid" draw:fill-color="#ffffff"/>
      <style:text-properties style:letter-kerning="true"/>
    </style:style>
    <style:style style:name="Master1-Layout8-cust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Indhold-med-billedtekst-outline1" style:family="presentation">
      <style:graphic-properties draw:stroke="none" draw:fill="none" draw:auto-grow-height="false" draw:fit-to-size="shrink-to-fit">
        <text:list-style style:name="Master1-Layout8-cust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Indhold-med-billedtekst-outline2" style:family="presentation" style:parent-style-name="Master1-Layout8-cust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8-cust-Indhold-med-billedtekst-outline3" style:family="presentation" style:parent-style-name="Master1-Layout8-cust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8-cust-Indhold-med-billedtekst-outline4" style:family="presentation" style:parent-style-name="Master1-Layout8-cust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8-cust-Indhold-med-billedtekst-outline5" style:family="presentation" style:parent-style-name="Master1-Layout8-cust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outline6" style:family="presentation" style:parent-style-name="Master1-Layout8-cust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outline7" style:family="presentation" style:parent-style-name="Master1-Layout8-cust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outline8" style:family="presentation" style:parent-style-name="Master1-Layout8-cust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outline9" style:family="presentation" style:parent-style-name="Master1-Layout8-cust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subtitle" style:family="presentation">
      <style:graphic-properties draw:stroke="none" draw:fill="none" draw:textarea-vertical-align="middle">
        <text:list-style style:name="Master1-Layout8-cust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Indhold-med-billedtekst-title" style:family="presentation">
      <style:graphic-properties draw:stroke="none" draw:fill="none" draw:textarea-vertical-align="middle">
        <text:list-style style:name="Master1-Layout8-cust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background" style:family="presentation">
      <style:graphic-properties draw:stroke="none" draw:fill="solid" draw:fill-color="#ffffff"/>
      <style:text-properties style:letter-kerning="true"/>
    </style:style>
    <style:style style:name="Master1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1" style:family="presentation">
      <style:graphic-properties draw:stroke="none" draw:fill="none" draw:auto-grow-height="false" draw:fit-to-size="shrink-to-fit">
        <text:list-style style:name="Master1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2" style:family="presentation" style:parent-style-name="Master1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9-picTx-Billede-med-billedtekst-outline3" style:family="presentation" style:parent-style-name="Master1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9-picTx-Billede-med-billedtekst-outline4" style:family="presentation" style:parent-style-name="Master1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9-picTx-Billede-med-billedtekst-outline5" style:family="presentation" style:parent-style-name="Master1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6" style:family="presentation" style:parent-style-name="Master1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7" style:family="presentation" style:parent-style-name="Master1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8" style:family="presentation" style:parent-style-name="Master1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9" style:family="presentation" style:parent-style-name="Master1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subtitle" style:family="presentation">
      <style:graphic-properties draw:stroke="none" draw:fill="none" draw:textarea-vertical-align="middle">
        <text:list-style style:name="Master1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title" style:family="presentation">
      <style:graphic-properties draw:stroke="none" draw:fill="none" draw:textarea-vertical-align="middle">
        <text:list-style style:name="Master1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Brugerdefineret-layout-background" style:family="presentation">
      <style:graphic-properties draw:stroke="none" draw:fill="solid" draw:fill-color="#ffffff"/>
      <style:text-properties style:letter-kerning="true"/>
    </style:style>
    <style:style style:name="Master1-Layout10-cust-Brugerdefineret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Brugerdefineret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Brugerdefineret-layout-outline1" style:family="presentation">
      <style:graphic-properties draw:stroke="none" draw:fill="none" draw:auto-grow-height="false" draw:fit-to-size="shrink-to-fit">
        <text:list-style style:name="Master1-Layout10-cust-Brugerdefineret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rugerdefineret-layout-outline2" style:family="presentation" style:parent-style-name="Master1-Layout10-cust-Brugerdefineret-layout-outline1">
      <style:paragraph-properties fo:margin-top="0.4cm" fo:margin-bottom="0cm"/>
      <style:text-properties fo:font-size="28pt" style:font-size-asian="28pt" style:font-size-complex="28pt"/>
    </style:style>
    <style:style style:name="Master1-Layout10-cust-Brugerdefineret-layout-outline3" style:family="presentation" style:parent-style-name="Master1-Layout10-cust-Brugerdefineret-layout-outline2">
      <style:paragraph-properties fo:margin-top="0.3cm" fo:margin-bottom="0cm"/>
      <style:text-properties fo:font-size="24pt" style:font-size-asian="24pt" style:font-size-complex="24pt"/>
    </style:style>
    <style:style style:name="Master1-Layout10-cust-Brugerdefineret-layout-outline4" style:family="presentation" style:parent-style-name="Master1-Layout10-cust-Brugerdefineret-layout-outline3">
      <style:paragraph-properties fo:margin-top="0.2cm" fo:margin-bottom="0cm"/>
      <style:text-properties fo:font-size="20pt" style:font-size-asian="20pt" style:font-size-complex="20pt"/>
    </style:style>
    <style:style style:name="Master1-Layout10-cust-Brugerdefineret-layout-outline5" style:family="presentation" style:parent-style-name="Master1-Layout10-cust-Brugerdefineret-layout-outline4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outline6" style:family="presentation" style:parent-style-name="Master1-Layout10-cust-Brugerdefineret-layout-outline5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outline7" style:family="presentation" style:parent-style-name="Master1-Layout10-cust-Brugerdefineret-layout-outline6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outline8" style:family="presentation" style:parent-style-name="Master1-Layout10-cust-Brugerdefineret-layout-outline7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outline9" style:family="presentation" style:parent-style-name="Master1-Layout10-cust-Brugerdefineret-layout-outline8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subtitle" style:family="presentation">
      <style:graphic-properties draw:stroke="none" draw:fill="none" draw:textarea-vertical-align="middle">
        <text:list-style style:name="Master1-Layout10-cust-Brugerdefineret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rugerdefineret-layout-title" style:family="presentation">
      <style:graphic-properties draw:stroke="none" draw:fill="none" draw:textarea-vertical-align="middle">
        <text:list-style style:name="Master1-Layout10-cust-Brugerdefineret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1_5f_Brugerdefineret-layout-background" style:display-name="Master1-Layout11-cust-1_Brugerdefineret-layout-background" style:family="presentation">
      <style:graphic-properties draw:stroke="none" draw:fill="solid" draw:fill-color="#ffffff"/>
      <style:text-properties style:letter-kerning="true"/>
    </style:style>
    <style:style style:name="Master1-Layout11-cust-1_5f_Brugerdefineret-layout-backgroundobjects" style:display-name="Master1-Layout11-cust-1_Brugerdefineret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1_5f_Brugerdefineret-layout-notes" style:display-name="Master1-Layout11-cust-1_Brugerdefineret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1_5f_Brugerdefineret-layout-outline1" style:display-name="Master1-Layout11-cust-1_Brugerdefineret-layout-outline1" style:family="presentation">
      <style:graphic-properties draw:stroke="none" draw:fill="none" draw:auto-grow-height="false" draw:fit-to-size="shrink-to-fit">
        <text:list-style style:name="Master1-Layout11-cust-1_5f_Brugerdefineret-layout-outline1" style:display-name="Master1-Layout11-cust-1_Brugerdefineret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1_5f_Brugerdefineret-layout-outline2" style:display-name="Master1-Layout11-cust-1_Brugerdefineret-layout-outline2" style:family="presentation" style:parent-style-name="Master1-Layout11-cust-1_5f_Brugerdefineret-layout-outline1">
      <style:paragraph-properties fo:margin-top="0.4cm" fo:margin-bottom="0cm"/>
      <style:text-properties fo:font-size="28pt" style:font-size-asian="28pt" style:font-size-complex="28pt"/>
    </style:style>
    <style:style style:name="Master1-Layout11-cust-1_5f_Brugerdefineret-layout-outline3" style:display-name="Master1-Layout11-cust-1_Brugerdefineret-layout-outline3" style:family="presentation" style:parent-style-name="Master1-Layout11-cust-1_5f_Brugerdefineret-layout-outline2">
      <style:paragraph-properties fo:margin-top="0.3cm" fo:margin-bottom="0cm"/>
      <style:text-properties fo:font-size="24pt" style:font-size-asian="24pt" style:font-size-complex="24pt"/>
    </style:style>
    <style:style style:name="Master1-Layout11-cust-1_5f_Brugerdefineret-layout-outline4" style:display-name="Master1-Layout11-cust-1_Brugerdefineret-layout-outline4" style:family="presentation" style:parent-style-name="Master1-Layout11-cust-1_5f_Brugerdefineret-layout-outline3">
      <style:paragraph-properties fo:margin-top="0.2cm" fo:margin-bottom="0cm"/>
      <style:text-properties fo:font-size="20pt" style:font-size-asian="20pt" style:font-size-complex="20pt"/>
    </style:style>
    <style:style style:name="Master1-Layout11-cust-1_5f_Brugerdefineret-layout-outline5" style:display-name="Master1-Layout11-cust-1_Brugerdefineret-layout-outline5" style:family="presentation" style:parent-style-name="Master1-Layout11-cust-1_5f_Brugerdefineret-layout-outline4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outline6" style:display-name="Master1-Layout11-cust-1_Brugerdefineret-layout-outline6" style:family="presentation" style:parent-style-name="Master1-Layout11-cust-1_5f_Brugerdefineret-layout-outline5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outline7" style:display-name="Master1-Layout11-cust-1_Brugerdefineret-layout-outline7" style:family="presentation" style:parent-style-name="Master1-Layout11-cust-1_5f_Brugerdefineret-layout-outline6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outline8" style:display-name="Master1-Layout11-cust-1_Brugerdefineret-layout-outline8" style:family="presentation" style:parent-style-name="Master1-Layout11-cust-1_5f_Brugerdefineret-layout-outline7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outline9" style:display-name="Master1-Layout11-cust-1_Brugerdefineret-layout-outline9" style:family="presentation" style:parent-style-name="Master1-Layout11-cust-1_5f_Brugerdefineret-layout-outline8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subtitle" style:display-name="Master1-Layout11-cust-1_Brugerdefineret-layout-subtitle" style:family="presentation">
      <style:graphic-properties draw:stroke="none" draw:fill="none" draw:textarea-vertical-align="middle">
        <text:list-style style:name="Master1-Layout11-cust-1_5f_Brugerdefineret-layout-subtitle" style:display-name="Master1-Layout11-cust-1_Brugerdefineret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1_5f_Brugerdefineret-layout-title" style:display-name="Master1-Layout11-cust-1_Brugerdefineret-layout-title" style:family="presentation">
      <style:graphic-properties draw:stroke="none" draw:fill="none" draw:textarea-vertical-align="middle">
        <text:list-style style:name="Master1-Layout11-cust-1_5f_Brugerdefineret-layout-title" style:display-name="Master1-Layout11-cust-1_Brugerdefineret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008cm" fo:padding-top="0.127cm" fo:padding-bottom="0.127cm" fo:padding-left="0.254cm" fo:padding-right="0.254cm" fo:wrap-option="no-wrap"/>
    </style:style>
    <style:style style:name="Mpr1" style:family="presentation" style:parent-style-name="Master1-UCNT_26_BMast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UCNT_26_BMast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UCNT_26_BMast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UCNT_26_BMast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UCNT_26_BMast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UCNT_26_BMast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dias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dia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og-indholdsobjek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og-indholdsobjek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og-indholdsobjek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og-indholdsobjek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og-indholdsobjek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og-indholdsobjek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fsnitsoversk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fsnitsoversk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fsnitsoversk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fsnitsoversk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fsnitsoversk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fsnitsoversk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o-indholdsobjekt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o-indholdsobjekt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o-indholdsobjekt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o-indholdsobjekt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o-indholdsobjekt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o-indholdsobjekt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Sammenligning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Sammenlign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Sammenlign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Sammenlign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Sammenligni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Sammenligni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Sammenligni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Kun-tite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Ku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Kun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Kun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Kun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T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T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T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T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cust-Indhold-med-billed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cust-Indhold-med-billedteks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cust-Indhold-med-billedteks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cust-Indhold-med-billed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cust-Indhold-med-billed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cust-Indhold-med-billed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cust-Indhold-med-billed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Billede-med-billedteks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lede-med-billed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lede-med-billedteks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lede-med-billed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lede-med-billed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lede-med-billed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Billede-med-billed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Brugerdefineret-layout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Brugerdefineret-layou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Brugerdefineret-layou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cust-Brugerdefineret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cust-Brugerdefineret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cust-Brugerdefineret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1_5f_Brugerdefineret-layou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cust-1_5f_Brugerdefineret-layou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1_5f_Brugerdefineret-layou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cust-1_5f_Brugerdefineret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cust-1_5f_Brugerdefineret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cust-1_5f_Brugerdefineret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9" style:family="paragraph">
      <style:paragraph-properties fo:margin-left="1.649cm" fo:margin-right="0cm" fo:margin-top="0.212cm" fo:margin-bottom="0cm" fo:line-height="100%" fo:text-align="start" fo:text-indent="-0.789cm" style:punctuation-wrap="simple" style:writing-mode="lr-tb">
        <style:tab-stops/>
      </style:paragraph-properties>
    </style:style>
    <style:style style:name="MP10" style:family="paragraph">
      <style:paragraph-properties fo:margin-left="2.297cm" fo:margin-right="0cm" fo:margin-top="0.212cm" fo:margin-bottom="0cm" fo:line-height="100%" fo:text-align="start" fo:text-indent="-0.789cm" style:punctuation-wrap="simple" style:writing-mode="lr-tb">
        <style:tab-stops/>
      </style:paragraph-properties>
    </style:style>
    <style:style style:name="MP11" style:family="paragraph">
      <style:paragraph-properties fo:margin-left="3.047cm" fo:margin-right="0cm" fo:margin-top="0.212cm" fo:margin-bottom="0cm" fo:line-height="100%" fo:text-align="start" fo:text-indent="-0.789cm" style:punctuation-wrap="simple" style:writing-mode="lr-tb">
        <style:tab-stops/>
      </style:paragraph-properties>
    </style:style>
    <style:style style:name="MP12" style:family="paragraph">
      <style:paragraph-properties fo:margin-left="3.466cm" fo:margin-right="0cm" fo:margin-top="0.176cm" fo:margin-bottom="0cm" fo:line-height="100%" fo:text-align="start" fo:text-indent="-0.489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.141cm" fo:margin-bottom="0cm" fo:line-height="9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5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6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font-variant="normal" fo:text-transform="none" fo:color="#776f65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776f65" style:text-line-through-style="none" style:text-line-through-type="none" style:text-position="0% 100%" style:font-name="Calibri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text-transform="uppercase" fo:color="#ffffff" style:text-line-through-style="none" style:text-line-through-type="none" style:text-position="0% 100%" style:font-name="Calibri" fo:font-size="40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0" style:family="text">
      <style:text-properties fo:font-variant="normal" fo:text-transform="none" fo:color="#776f65" style:text-line-through-style="none" style:text-line-through-type="none" style:text-position="0% 100%" style:font-name="Calibri1" fo:font-size="11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2000001100000164000001641083FA0340BDDE14.wmf" xlink:type="simple" xlink:show="embed" xlink:actuate="onLoad">
        <style:list-level-properties text:min-label-width="0.953cm" style:vertical-pos="middle" style:vertical-rel="line" fo:width="0.691cm" fo:height="0.691cm"/>
      </text:list-level-style-image>
      <text:list-level-style-image text:level="2" xlink:href="Pictures/2000001100000164000001641083FA0340BDDE14.wmf" xlink:type="simple" xlink:show="embed" xlink:actuate="onLoad">
        <style:list-level-properties text:space-before="0.697cm" text:min-label-width="0.953cm" style:vertical-pos="middle" style:vertical-rel="line" fo:width="0.691cm" fo:height="0.691cm"/>
      </text:list-level-style-image>
      <text:list-level-style-image text:level="3" xlink:href="Pictures/2000001100000164000001641083FA0340BDDE14.wmf" xlink:type="simple" xlink:show="embed" xlink:actuate="onLoad">
        <style:list-level-properties text:space-before="1.345cm" text:min-label-width="0.953cm" style:vertical-pos="middle" style:vertical-rel="line" fo:width="0.691cm" fo:height="0.691cm"/>
      </text:list-level-style-image>
      <text:list-level-style-image text:level="4" xlink:href="Pictures/2000001100000164000001641083FA0340BDDE14.wmf" xlink:type="simple" xlink:show="embed" xlink:actuate="onLoad">
        <style:list-level-properties text:space-before="2.095cm" text:min-label-width="0.953cm" style:vertical-pos="middle" style:vertical-rel="line" fo:width="0.691cm" fo:height="0.691cm"/>
      </text:list-level-style-image>
      <text:list-level-style-image text:level="5" xlink:href="Pictures/2000001100000164000001641083FA0340BDDE14.wmf" xlink:type="simple" xlink:show="embed" xlink:actuate="onLoad">
        <style:list-level-properties text:space-before="2.514cm" text:min-label-width="0.953cm" style:vertical-pos="middle" style:vertical-rel="line" fo:width="0.691cm" fo:height="0.691cm"/>
      </text:list-level-style-image>
      <text:list-level-style-image text:level="6" xlink:href="Pictures/2000001100000164000001641083FA0340BDDE14.wmf" xlink:type="simple" xlink:show="embed" xlink:actuate="onLoad">
        <style:list-level-properties text:space-before="6.032cm" text:min-label-width="0.953cm" style:vertical-pos="middle" style:vertical-rel="line" fo:width="0.691cm" fo:height="0.691cm"/>
      </text:list-level-style-image>
      <text:list-level-style-image text:level="7" xlink:href="Pictures/2000001100000164000001641083FA0340BDDE14.wmf" xlink:type="simple" xlink:show="embed" xlink:actuate="onLoad">
        <style:list-level-properties text:space-before="7.302cm" text:min-label-width="0.953cm" style:vertical-pos="middle" style:vertical-rel="line" fo:width="0.691cm" fo:height="0.691cm"/>
      </text:list-level-style-image>
      <text:list-level-style-image text:level="8" xlink:href="Pictures/2000001100000164000001641083FA0340BDDE14.wmf" xlink:type="simple" xlink:show="embed" xlink:actuate="onLoad">
        <style:list-level-properties text:space-before="8.572cm" text:min-label-width="0.953cm" style:vertical-pos="middle" style:vertical-rel="line" fo:width="0.691cm" fo:height="0.691cm"/>
      </text:list-level-style-image>
      <text:list-level-style-image text:level="9" xlink:href="Pictures/2000001100000164000001641083FA0340BDDE14.wmf" xlink:type="simple" xlink:show="embed" xlink:actuate="onLoad">
        <style:list-level-properties text:space-before="9.842cm" text:min-label-width="0.953cm" style:vertical-pos="middle" style:vertical-rel="line" fo:width="0.691cm" fo:height="0.69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2000001100000164000001641083FA0340BDDE14.wmf" xlink:type="simple" xlink:show="embed" xlink:actuate="onLoad">
        <style:list-level-properties text:min-label-width="0.953cm" style:vertical-pos="middle" style:vertical-rel="line" fo:width="0.593cm" fo:height="0.593cm"/>
      </text:list-level-style-image>
      <text:list-level-style-image text:level="2" xlink:href="Pictures/2000001100000164000001641083FA0340BDDE14.wmf" xlink:type="simple" xlink:show="embed" xlink:actuate="onLoad">
        <style:list-level-properties text:space-before="0.697cm" text:min-label-width="0.953cm" style:vertical-pos="middle" style:vertical-rel="line" fo:width="0.593cm" fo:height="0.593cm"/>
      </text:list-level-style-image>
      <text:list-level-style-image text:level="3" xlink:href="Pictures/2000001100000164000001641083FA0340BDDE14.wmf" xlink:type="simple" xlink:show="embed" xlink:actuate="onLoad">
        <style:list-level-properties text:space-before="1.345cm" text:min-label-width="0.953cm" style:vertical-pos="middle" style:vertical-rel="line" fo:width="0.593cm" fo:height="0.593cm"/>
      </text:list-level-style-image>
      <text:list-level-style-image text:level="4" xlink:href="Pictures/2000001100000164000001641083FA0340BDDE14.wmf" xlink:type="simple" xlink:show="embed" xlink:actuate="onLoad">
        <style:list-level-properties text:space-before="2.095cm" text:min-label-width="0.953cm" style:vertical-pos="middle" style:vertical-rel="line" fo:width="0.593cm" fo:height="0.593cm"/>
      </text:list-level-style-image>
      <text:list-level-style-image text:level="5" xlink:href="Pictures/2000001100000164000001641083FA0340BDDE14.wmf" xlink:type="simple" xlink:show="embed" xlink:actuate="onLoad">
        <style:list-level-properties text:space-before="2.514cm" text:min-label-width="0.953cm" style:vertical-pos="middle" style:vertical-rel="line" fo:width="0.593cm" fo:height="0.593cm"/>
      </text:list-level-style-image>
      <text:list-level-style-image text:level="6" xlink:href="Pictures/2000001100000164000001641083FA0340BDDE14.wmf" xlink:type="simple" xlink:show="embed" xlink:actuate="onLoad">
        <style:list-level-properties text:space-before="6.032cm" text:min-label-width="0.953cm" style:vertical-pos="middle" style:vertical-rel="line" fo:width="0.593cm" fo:height="0.593cm"/>
      </text:list-level-style-image>
      <text:list-level-style-image text:level="7" xlink:href="Pictures/2000001100000164000001641083FA0340BDDE14.wmf" xlink:type="simple" xlink:show="embed" xlink:actuate="onLoad">
        <style:list-level-properties text:space-before="7.302cm" text:min-label-width="0.953cm" style:vertical-pos="middle" style:vertical-rel="line" fo:width="0.593cm" fo:height="0.593cm"/>
      </text:list-level-style-image>
      <text:list-level-style-image text:level="8" xlink:href="Pictures/2000001100000164000001641083FA0340BDDE14.wmf" xlink:type="simple" xlink:show="embed" xlink:actuate="onLoad">
        <style:list-level-properties text:space-before="8.572cm" text:min-label-width="0.953cm" style:vertical-pos="middle" style:vertical-rel="line" fo:width="0.593cm" fo:height="0.593cm"/>
      </text:list-level-style-image>
      <text:list-level-style-image text:level="9" xlink:href="Pictures/2000001100000164000001641083FA0340BDDE14.wmf" xlink:type="simple" xlink:show="embed" xlink:actuate="onLoad">
        <style:list-level-properties text:space-before="9.842cm" text:min-label-width="0.953cm" style:vertical-pos="middle" style:vertical-rel="line" fo:width="0.593cm" fo:height="0.593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2000001100000164000001641083FA0340BDDE14.wmf" xlink:type="simple" xlink:show="embed" xlink:actuate="onLoad">
        <style:list-level-properties text:min-label-width="0.953cm" style:vertical-pos="middle" style:vertical-rel="line" fo:width="0.79cm" fo:height="0.79cm"/>
      </text:list-level-style-image>
      <text:list-level-style-image text:level="2" xlink:href="Pictures/2000001100000164000001641083FA0340BDDE14.wmf" xlink:type="simple" xlink:show="embed" xlink:actuate="onLoad">
        <style:list-level-properties text:space-before="0.697cm" text:min-label-width="0.953cm" style:vertical-pos="middle" style:vertical-rel="line" fo:width="0.79cm" fo:height="0.79cm"/>
      </text:list-level-style-image>
      <text:list-level-style-image text:level="3" xlink:href="Pictures/2000001100000164000001641083FA0340BDDE14.wmf" xlink:type="simple" xlink:show="embed" xlink:actuate="onLoad">
        <style:list-level-properties text:space-before="1.345cm" text:min-label-width="0.953cm" style:vertical-pos="middle" style:vertical-rel="line" fo:width="0.79cm" fo:height="0.79cm"/>
      </text:list-level-style-image>
      <text:list-level-style-image text:level="4" xlink:href="Pictures/2000001100000164000001641083FA0340BDDE14.wmf" xlink:type="simple" xlink:show="embed" xlink:actuate="onLoad">
        <style:list-level-properties text:space-before="2.095cm" text:min-label-width="0.953cm" style:vertical-pos="middle" style:vertical-rel="line" fo:width="0.79cm" fo:height="0.79cm"/>
      </text:list-level-style-image>
      <text:list-level-style-image text:level="5" xlink:href="Pictures/2000001100000164000001641083FA0340BDDE14.wmf" xlink:type="simple" xlink:show="embed" xlink:actuate="onLoad">
        <style:list-level-properties text:space-before="2.514cm" text:min-label-width="0.953cm" style:vertical-pos="middle" style:vertical-rel="line" fo:width="0.79cm" fo:height="0.79cm"/>
      </text:list-level-style-image>
      <text:list-level-style-image text:level="6" xlink:href="Pictures/2000001100000164000001641083FA0340BDDE14.wmf" xlink:type="simple" xlink:show="embed" xlink:actuate="onLoad">
        <style:list-level-properties text:space-before="6.032cm" text:min-label-width="0.953cm" style:vertical-pos="middle" style:vertical-rel="line" fo:width="0.79cm" fo:height="0.79cm"/>
      </text:list-level-style-image>
      <text:list-level-style-image text:level="7" xlink:href="Pictures/2000001100000164000001641083FA0340BDDE14.wmf" xlink:type="simple" xlink:show="embed" xlink:actuate="onLoad">
        <style:list-level-properties text:space-before="7.302cm" text:min-label-width="0.953cm" style:vertical-pos="middle" style:vertical-rel="line" fo:width="0.79cm" fo:height="0.79cm"/>
      </text:list-level-style-image>
      <text:list-level-style-image text:level="8" xlink:href="Pictures/2000001100000164000001641083FA0340BDDE14.wmf" xlink:type="simple" xlink:show="embed" xlink:actuate="onLoad">
        <style:list-level-properties text:space-before="8.572cm" text:min-label-width="0.953cm" style:vertical-pos="middle" style:vertical-rel="line" fo:width="0.79cm" fo:height="0.79cm"/>
      </text:list-level-style-image>
      <text:list-level-style-image text:level="9" xlink:href="Pictures/2000001100000164000001641083FA0340BDDE14.wmf" xlink:type="simple" xlink:show="embed" xlink:actuate="onLoad">
        <style:list-level-properties text:space-before="9.842cm" text:min-label-width="0.953cm" style:vertical-pos="middle" style:vertical-rel="line" fo:width="0.79cm" fo:height="0.79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UCNT_26_BMaster" style:display-name="Master1-UCNT&amp;BMaster" style:page-layout-name="PM1" draw:style-name="Mdp1">
      <draw:frame draw:name="Billede 16" draw:style-name="Mgr3" draw:text-style-name="MP5" draw:layer="backgroundobjects" svg:width="25.4cm" svg:height="3.034cm" svg:x="0cm" svg:y="0cm">
        <draw:image xlink:href="">
          <text:p/>
        </draw:image>
        <svg:desc>Bjælke med grafik.ai</svg:desc>
      </draw:frame>
      <draw:frame draw:name="Pladsholder til titel 1" presentation:style-name="Mpr1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en</text:span></text:p>
        </draw:text-box>
      </draw:frame>
      <draw:frame draw:name="Pladsholder til tekst 2" presentation:style-name="Mpr2" draw:text-style-name="MP7" draw:layer="backgroundobjects" svg:width="21.546cm" svg:height="12.572cm" svg:x="1.896cm" svg:y="4.445cm" presentation:class="outline">
        <draw:text-box>
          <text:list text:style-name="ML2">
            <text:list-item>
              <text:p text:style-name="MP8"><text:span text:style-name="MT3">Klik for at redigere teksttypografierne i masteren</text:span></text:p>
              <text:list>
                <text:list-item>
                  <text:p text:style-name="MP9"><text:span text:style-name="MT4">Andet niveau</text:span></text:p>
                  <text:list>
                    <text:list-item>
                      <text:p text:style-name="MP10"><text:span text:style-name="MT4">Tredje niveau</text:span></text:p>
                      <text:list>
                        <text:list-item>
                          <text:p text:style-name="MP11"><text:span text:style-name="MT4">Fjerde niveau</text:span></text:p>
                          <text:list>
                            <text:list-item>
                              <text:p text:style-name="MP12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sidefod 4" presentation:style-name="Mpr3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3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draw:frame draw:name="Billede 17" draw:style-name="Mgr3" draw:text-style-name="MP5" draw:layer="backgroundobjects" svg:width="2.575cm" svg:height="0.741cm" svg:x="2.134cm" svg:y="17.582cm">
        <draw:image xlink:href="">
          <text:p/>
        </draw:image>
        <svg:desc>UCN_Logo_side 2.ai</svg:desc>
      </draw:frame>
      <presentation:notes style:page-layout-name="PM2">
        <draw:frame draw:name="Pladsholder til sidehoved 1" presentation:style-name="Mpr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4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UCNT_26_BMaster-title" draw:layer="backgroundobjects" svg:width="12.7cm" svg:height="9.525cm" svg:x="3.175cm" svg:y="1.905cm" presentation:class="page"/>
        <draw:frame draw:name="Pladsholder til noter 4" presentation:style-name="Mpr5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6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6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1-title-Titeldias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custom-shape draw:name="Rektangel 3" draw:style-name="Mgr4" draw:text-style-name="MP20" draw:layer="backgroundobjects" svg:width="25.4cm" svg:height="9.538cm" svg:x="0cm" svg:y="9.512cm">
        <text:p/>
        <draw:enhanced-geometry svg:viewBox="0 0 21600 21600" draw:type="non-primitive" draw:enhanced-path="M 0 0 L 21600 0 21600 21600 0 21600 Z N"/>
      </draw:custom-shape>
      <draw:frame draw:name="Billede 8" draw:style-name="Mgr3" draw:text-style-name="MP5" draw:layer="backgroundobjects" svg:width="4.269cm" svg:height="1.199cm" svg:x="2.134cm" svg:y="17.035cm">
        <draw:image xlink:href="">
          <text:p/>
        </draw:image>
        <svg:desc>UCN_Logo_forside.ai</svg:desc>
      </draw:frame>
      <draw:frame draw:name="Billede 9" draw:style-name="Mgr3" draw:text-style-name="MP5" draw:layer="backgroundobjects" svg:width="30.714cm" svg:height="17.996cm" svg:x="-0.088cm" svg:y="6.094cm">
        <draw:image xlink:href="">
          <text:p/>
        </draw:image>
      </draw:frame>
      <draw:frame draw:name="Billede 10" draw:style-name="Mgr3" draw:text-style-name="MP5" draw:layer="backgroundobjects" svg:width="25.4cm" svg:height="9.525cm" svg:x="0cm" svg:y="0cm">
        <draw:image xlink:href="">
          <text:p/>
        </draw:image>
        <svg:desc>Bjælke uden grafik_forside.ai</svg:desc>
      </draw:frame>
      <draw:frame draw:name="Billede 11" draw:style-name="Mgr3" draw:text-style-name="MP5" draw:layer="backgroundobjects" svg:width="3.951cm" svg:height="0.388cm" svg:x="20.28cm" svg:y="1.124cm">
        <draw:image xlink:href="">
          <text:p/>
        </draw:image>
        <svg:desc>UCN_Payoff_DK_neg.ai</svg:desc>
      </draw:frame>
      <draw:frame draw:name="Undertitel 2" presentation:style-name="Mpr7" draw:text-style-name="MP7" draw:layer="backgroundobjects" svg:width="5.937cm" svg:height="4.868cm" svg:x="1.905cm" svg:y="9.928cm" presentation:class="subtitle">
        <draw:text-box>
          <text:p text:style-name="MP21"><text:span text:style-name="MT11">Klik for at redigere i master</text:span></text:p>
        </draw:text-box>
      </draw:frame>
      <draw:frame draw:name="Titel 1" presentation:style-name="Mpr8" draw:text-style-name="MP7" draw:layer="backgroundobjects" svg:width="21.59cm" svg:height="4.083cm" svg:x="1.84cm" svg:y="4.838cm" presentation:class="title">
        <draw:text-box>
          <text:p text:style-name="MP6"><text:span text:style-name="MT2">Klik for at redigere i master</text:span></text:p>
        </draw:text-box>
      </draw:frame>
      <draw:frame draw:name="Pladsholder til sidefod 4" presentation:style-name="Mpr9" draw:text-style-name="MP7" draw:layer="backgroundobjects" svg:width="14.146cm" svg:height="1.014cm" svg:x="6.716cm" svg:y="17.529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9" draw:text-style-name="MP7" draw:layer="backgroundobjects" svg:width="1.693cm" svg:height="1.014cm" svg:x="22.917cm" svg:y="17.529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1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10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1-title-Titeldias-title" draw:layer="backgroundobjects" svg:width="12.7cm" svg:height="9.525cm" svg:x="3.175cm" svg:y="1.905cm" presentation:class="page"/>
        <draw:frame draw:name="Pladsholder til noter 4" presentation:style-name="Mpr11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12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12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2-obj-Titel-og-indholdsobjekt" style:page-layout-name="PM1" draw:style-name="Mdp1">
      <draw:frame draw:name="Billede 16" draw:style-name="Mgr3" draw:text-style-name="MP5" draw:layer="Master1-bg" svg:width="25.4cm" svg:height="3.034cm" svg:x="0cm" svg:y="0cm">
        <draw:image xlink:href="Pictures/2000002A0000631C00000BB5222AF9E265D9260B.wmf" xlink:type="simple" xlink:show="embed" xlink:actuate="onLoad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Pictures/20000029000009EC000002AE7B0CDA00B5C81C47.wmf" xlink:type="simple" xlink:show="embed" xlink:actuate="onLoad">
          <text:p/>
        </draw:image>
        <svg:desc>UCN_Logo_side 2.ai</svg:desc>
      </draw:frame>
      <draw:frame draw:name="Titel 1" presentation:style-name="Mpr13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indhold 2" presentation:style-name="Mpr14" draw:text-style-name="MP7" draw:layer="backgroundobjects" svg:width="21.546cm" svg:height="12.572cm" svg:x="1.896cm" svg:y="4.445cm" presentation:class="title">
        <draw:text-box>
          <text:list text:style-name="ML5">
            <text:list-item>
              <text:p text:style-name="MP8"><text:span text:style-name="MT3">Klik for at redigere i master</text:span><text:span text:style-name="MT3"><text:line-break/></text:span><text:span text:style-name="MT4">Andet niveau</text:span><text:span text:style-name="MT4"><text:line-break/></text:span><text:span text:style-name="MT4">Tredje niveau</text:span><text:span text:style-name="MT4"><text:line-break/></text:span><text:span text:style-name="MT4">Fjerde niveau</text:span><text:span text:style-name="MT4"><text:line-break/></text:span><text:span text:style-name="MT5">Femte niveau</text:span></text:p>
            </text:list-item>
          </text:list>
        </draw:text-box>
      </draw:frame>
      <draw:frame draw:name="Pladsholder til sidefod 4" presentation:style-name="Mpr15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15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draw:frame presentation:style-name="Master1-Layout2-obj-Titel-og-indholdsobjek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Pladsholder til sidehoved 1" presentation:style-name="Mpr16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16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2-obj-Titel-og-indholdsobjekt-title" draw:layer="backgroundobjects" svg:width="12.7cm" svg:height="9.525cm" svg:x="3.175cm" svg:y="1.905cm" presentation:class="page"/>
        <draw:frame draw:name="Pladsholder til noter 4" presentation:style-name="Mpr17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18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18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3-secHead-Afsnitsoverskrif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19" draw:text-style-name="MP7" draw:layer="backgroundobjects" svg:width="21.59cm" svg:height="3.784cm" svg:x="2.006cm" svg:y="12.241cm" presentation:class="title">
        <draw:text-box>
          <text:p text:style-name="MP6"><text:span text:style-name="MT12">Klik for at redigere i master</text:span></text:p>
        </draw:text-box>
      </draw:frame>
      <draw:frame draw:name="Pladsholder til tekst 2" presentation:style-name="Mpr20" draw:text-style-name="MP7" draw:layer="backgroundobjects" svg:width="21.59cm" svg:height="4.167cm" svg:x="2.006cm" svg:y="8.074cm" presentation:class="outline">
        <draw:text-box>
          <text:list text:style-name="ML2">
            <text:list-item>
              <text:p text:style-name="MP22"><text:span text:style-name="MT13">Klik for at redigere i master</text:span></text:p>
            </text:list-item>
          </text:list>
        </draw:text-box>
      </draw:frame>
      <draw:frame draw:name="Pladsholder til sidefod 4" presentation:style-name="Mpr21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21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22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22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3-secHead-Afsnitsoverskrift-title" draw:layer="backgroundobjects" svg:width="12.7cm" svg:height="9.525cm" svg:x="3.175cm" svg:y="1.905cm" presentation:class="page"/>
        <draw:frame draw:name="Pladsholder til noter 4" presentation:style-name="Mpr23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24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24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4-twoObj-To-indholdsobjekter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25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indhold 2" presentation:style-name="Mpr26" draw:text-style-name="MP7" draw:layer="backgroundobjects" svg:width="10.594cm" svg:height="12.572cm" svg:x="1.894cm" svg:y="4.445cm" presentation:class="title">
        <draw:text-box>
          <text:list text:style-name="ML5">
            <text:list-item>
              <text:p text:style-name="MP8"><text:span text:style-name="MT3">Klik for at redigere i master</text:span><text:span text:style-name="MT3"><text:line-break/></text:span><text:span text:style-name="MT4">Andet niveau</text:span><text:span text:style-name="MT4"><text:line-break/></text:span><text:span text:style-name="MT5">Tredje niveau</text:span><text:span text:style-name="MT5"><text:line-break/></text:span><text:span text:style-name="MT14">Fjerde niveau</text:span><text:span text:style-name="MT14"><text:line-break/></text:span><text:span text:style-name="MT14">Femte niveau</text:span></text:p>
            </text:list-item>
          </text:list>
        </draw:text-box>
      </draw:frame>
      <draw:frame draw:name="Pladsholder til indhold 3" presentation:style-name="Mpr26" draw:text-style-name="MP7" draw:layer="backgroundobjects" svg:width="10.529cm" svg:height="12.572cm" svg:x="12.912cm" svg:y="4.445cm" presentation:class="title">
        <draw:text-box>
          <text:list text:style-name="ML5">
            <text:list-item>
              <text:p text:style-name="MP8"><text:span text:style-name="MT3">Klik for at redigere i master</text:span><text:span text:style-name="MT3"><text:line-break/></text:span><text:span text:style-name="MT4">Andet niveau</text:span><text:span text:style-name="MT4"><text:line-break/></text:span><text:span text:style-name="MT5">Tredje niveau</text:span><text:span text:style-name="MT5"><text:line-break/></text:span><text:span text:style-name="MT14">Fjerde niveau</text:span><text:span text:style-name="MT14"><text:line-break/></text:span><text:span text:style-name="MT14">Femte niveau</text:span></text:p>
            </text:list-item>
          </text:list>
        </draw:text-box>
      </draw:frame>
      <draw:frame draw:name="Pladsholder til sidefod 4" presentation:style-name="Mpr27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27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2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28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4-twoObj-To-indholdsobjekter-title" draw:layer="backgroundobjects" svg:width="12.7cm" svg:height="9.525cm" svg:x="3.175cm" svg:y="1.905cm" presentation:class="page"/>
        <draw:frame draw:name="Pladsholder til noter 4" presentation:style-name="Mpr29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3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30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5-twoTxTwoObj-Sammenligning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31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tekst 2" presentation:style-name="Mpr32" draw:text-style-name="MP7" draw:layer="backgroundobjects" svg:width="10.598cm" svg:height="1.777cm" svg:x="1.894cm" svg:y="4.264cm" presentation:class="outline">
        <draw:text-box>
          <text:list text:style-name="ML2">
            <text:list-item>
              <text:p text:style-name="MP23"><text:span text:style-name="MT15">Klik for at redigere i master</text:span></text:p>
            </text:list-item>
          </text:list>
        </draw:text-box>
      </draw:frame>
      <draw:frame draw:name="Pladsholder til indhold 3" presentation:style-name="Mpr33" draw:text-style-name="MP7" draw:layer="backgroundobjects" svg:width="10.598cm" svg:height="10.976cm" svg:x="1.894cm" svg:y="6.041cm" presentation:class="title">
        <draw:text-box>
          <text:list text:style-name="ML6">
            <text:list-item>
              <text:p text:style-name="MP24"><text:span text:style-name="MT4">Klik for at redigere i master</text:span><text:span text:style-name="MT4"><text:line-break/></text:span><text:span text:style-name="MT5">Andet niveau</text:span><text:span text:style-name="MT5"><text:line-break/></text:span><text:span text:style-name="MT14">Tredje niveau</text:span><text:span text:style-name="MT14"><text:line-break/></text:span><text:span text:style-name="MT16">Fjerde niveau</text:span><text:span text:style-name="MT16"><text:line-break/></text:span><text:span text:style-name="MT16">Femte niveau</text:span></text:p>
            </text:list-item>
          </text:list>
        </draw:text-box>
      </draw:frame>
      <draw:frame draw:name="Pladsholder til tekst 4" presentation:style-name="Mpr32" draw:text-style-name="MP7" draw:layer="backgroundobjects" svg:width="10.538cm" svg:height="1.777cm" svg:x="12.903cm" svg:y="4.264cm" presentation:class="outline">
        <draw:text-box>
          <text:list text:style-name="ML4">
            <text:list-item>
              <text:p text:style-name="MP23"><text:span text:style-name="MT15">Klik for at redigere i master</text:span></text:p>
            </text:list-item>
          </text:list>
        </draw:text-box>
      </draw:frame>
      <draw:frame draw:name="Pladsholder til indhold 5" presentation:style-name="Mpr33" draw:text-style-name="MP7" draw:layer="backgroundobjects" svg:width="10.538cm" svg:height="10.976cm" svg:x="12.903cm" svg:y="6.041cm" presentation:class="title">
        <draw:text-box>
          <text:list text:style-name="ML6">
            <text:list-item>
              <text:p text:style-name="MP24"><text:span text:style-name="MT4">Klik for at redigere i master</text:span><text:span text:style-name="MT4"><text:line-break/></text:span><text:span text:style-name="MT5">Andet niveau</text:span><text:span text:style-name="MT5"><text:line-break/></text:span><text:span text:style-name="MT14">Tredje niveau</text:span><text:span text:style-name="MT14"><text:line-break/></text:span><text:span text:style-name="MT16">Fjerde niveau</text:span><text:span text:style-name="MT16"><text:line-break/></text:span><text:span text:style-name="MT16">Femte niveau</text:span></text:p>
            </text:list-item>
          </text:list>
        </draw:text-box>
      </draw:frame>
      <draw:frame draw:name="Pladsholder til sidefod 4" presentation:style-name="Mpr34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34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35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35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5-twoTxTwoObj-Sammenligning-title" draw:layer="backgroundobjects" svg:width="12.7cm" svg:height="9.525cm" svg:x="3.175cm" svg:y="1.905cm" presentation:class="page"/>
        <draw:frame draw:name="Pladsholder til noter 4" presentation:style-name="Mpr36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37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37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6-titleOnly-Kun-titel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38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sidefod 4" presentation:style-name="Mpr39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39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4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40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6-titleOnly-Kun-titel-title" draw:layer="backgroundobjects" svg:width="12.7cm" svg:height="9.525cm" svg:x="3.175cm" svg:y="1.905cm" presentation:class="page"/>
        <draw:frame draw:name="Pladsholder til noter 4" presentation:style-name="Mpr41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42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42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7-blank-Tom" style:page-layout-name="PM1" draw:style-name="Mdp1">
      <draw:frame draw:name="Billede 16" draw:style-name="Mgr3" draw:text-style-name="MP5" draw:layer="Master1-bg" svg:width="25.4cm" svg:height="3.034cm" svg:x="0cm" svg:y="0cm">
        <draw:image xlink:href="Pictures/2000002A0000631C00000BB5222AF9E265D9260B.wmf" xlink:type="simple" xlink:show="embed" xlink:actuate="onLoad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Pictures/20000029000009EC000002AE7B0CDA00B5C81C47.wmf" xlink:type="simple" xlink:show="embed" xlink:actuate="onLoad">
          <text:p/>
        </draw:image>
        <svg:desc>UCN_Logo_side 2.ai</svg:desc>
      </draw:frame>
      <draw:frame draw:name="Pladsholder til sidefod 4" presentation:style-name="Mpr43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43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draw:frame presentation:style-name="Master1-Layout7-blank-Tom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Tom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Pladsholder til sidehoved 1" presentation:style-name="Mpr4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44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7-blank-Tom-title" draw:layer="backgroundobjects" svg:width="12.7cm" svg:height="9.525cm" svg:x="3.175cm" svg:y="1.905cm" presentation:class="page"/>
        <draw:frame draw:name="Pladsholder til noter 4" presentation:style-name="Mpr45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46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46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8-cust-Indhold-med-billedteks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Pladsholder til indhold 2" presentation:style-name="Mpr47" draw:text-style-name="MP7" draw:layer="backgroundobjects" svg:width="14.199cm" svg:height="13.031cm" svg:x="9.931cm" svg:y="3.986cm" presentation:class="title">
        <draw:text-box>
          <text:list text:style-name="ML7">
            <text:list-item>
              <text:p text:style-name="MP25"><text:span text:style-name="MT17">Klik for at redigere i master</text:span><text:span text:style-name="MT17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    </text:list-item>
          </text:list>
        </draw:text-box>
      </draw:frame>
      <draw:frame draw:name="Pladsholder til tekst 3" presentation:style-name="Mpr48" draw:text-style-name="MP7" draw:layer="backgroundobjects" svg:width="7.732cm" svg:height="16.259cm" svg:x="1.894cm" svg:y="3.986cm" presentation:class="outline">
        <draw:text-box>
          <text:list text:style-name="ML2">
            <text:list-item>
              <text:p text:style-name="MP26"><text:span text:style-name="MT18">Klik for at redigere i master</text:span></text:p>
            </text:list-item>
          </text:list>
        </draw:text-box>
      </draw:frame>
      <draw:frame draw:name="Titel 1" presentation:style-name="Mpr49" draw:text-style-name="MP7" draw:layer="backgroundobjects" svg:width="21.546cm" svg:height="1.992cm" svg:x="1.894cm" svg:y="0.817cm" presentation:class="title">
        <draw:text-box>
          <text:p text:style-name="MP6"><text:span text:style-name="MT2">Klik for at redigere i master</text:span></text:p>
        </draw:text-box>
      </draw:frame>
      <draw:frame draw:name="Pladsholder til sidefod 4" presentation:style-name="Mpr50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50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5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51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8-cust-Indhold-med-billedtekst-title" draw:layer="backgroundobjects" svg:width="12.7cm" svg:height="9.525cm" svg:x="3.175cm" svg:y="1.905cm" presentation:class="page"/>
        <draw:frame draw:name="Pladsholder til noter 4" presentation:style-name="Mpr52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53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53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9-picTx-Billede-med-billedteks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54" draw:text-style-name="MP7" draw:layer="backgroundobjects" svg:width="21.317cm" svg:height="1.574cm" svg:x="2.124cm" svg:y="13.335cm" presentation:class="title">
        <draw:text-box>
          <text:p text:style-name="MP6"><text:span text:style-name="MT19">Klik for at redigere i master</text:span></text:p>
        </draw:text-box>
      </draw:frame>
      <draw:frame draw:name="Pladsholder til billede 2" presentation:style-name="Mpr55" draw:text-style-name="MP7" draw:layer="backgroundobjects" svg:width="21.317cm" svg:height="9.514cm" svg:x="2.124cm" svg:y="3.618cm" presentation:class="title">
        <draw:text-box>
          <text:p text:style-name="MP27"><text:span text:style-name="MT17">Klik på ikonet for at tilføje et billede</text:span></text:p>
        </draw:text-box>
      </draw:frame>
      <draw:frame draw:name="Pladsholder til tekst 3" presentation:style-name="Mpr56" draw:text-style-name="MP7" draw:layer="backgroundobjects" svg:width="19.78cm" svg:height="1.362cm" svg:x="2.124cm" svg:y="14.909cm" presentation:class="outline">
        <draw:text-box>
          <text:list text:style-name="ML2">
            <text:list-item>
              <text:p text:style-name="MP26"><text:span text:style-name="MT18">Klik for at redigere i master</text:span></text:p>
            </text:list-item>
          </text:list>
        </draw:text-box>
      </draw:frame>
      <draw:frame draw:name="Pladsholder til sidefod 4" presentation:style-name="Mpr57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57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5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58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9-picTx-Billede-med-billedtekst-title" draw:layer="backgroundobjects" svg:width="12.7cm" svg:height="9.525cm" svg:x="3.175cm" svg:y="1.905cm" presentation:class="page"/>
        <draw:frame draw:name="Pladsholder til noter 4" presentation:style-name="Mpr59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6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60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10-cust-Brugerdefineret-layou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custom-shape draw:name="Rektangel 3" draw:style-name="Mgr4" draw:text-style-name="MP20" draw:layer="backgroundobjects" svg:width="25.4cm" svg:height="9.538cm" svg:x="0cm" svg:y="9.512cm">
        <text:p/>
        <draw:enhanced-geometry svg:viewBox="0 0 21600 21600" draw:type="non-primitive" draw:enhanced-path="M 0 0 L 21600 0 21600 21600 0 21600 Z N"/>
      </draw:custom-shape>
      <draw:frame draw:name="Billede 8" draw:style-name="Mgr3" draw:text-style-name="MP5" draw:layer="backgroundobjects" svg:width="4.339cm" svg:height="2.469cm" svg:x="2.134cm" svg:y="15.778cm">
        <draw:image xlink:href="">
          <text:p/>
        </draw:image>
        <svg:desc>FØ_Logo_forside.ai</svg:desc>
      </draw:frame>
      <draw:frame draw:name="Billede 9" draw:style-name="Mgr3" draw:text-style-name="MP5" draw:layer="backgroundobjects" svg:width="30.714cm" svg:height="17.996cm" svg:x="-0.088cm" svg:y="6.094cm">
        <draw:image xlink:href="">
          <text:p/>
        </draw:image>
      </draw:frame>
      <draw:frame draw:name="Billede 10" draw:style-name="Mgr3" draw:text-style-name="MP5" draw:layer="backgroundobjects" svg:width="25.4cm" svg:height="9.525cm" svg:x="0cm" svg:y="0cm">
        <draw:image xlink:href="">
          <text:p/>
        </draw:image>
        <svg:desc>Bjælke uden grafik_forside.ai</svg:desc>
      </draw:frame>
      <draw:frame draw:name="Billede 11" draw:style-name="Mgr3" draw:text-style-name="MP5" draw:layer="backgroundobjects" svg:width="3.951cm" svg:height="0.388cm" svg:x="20.28cm" svg:y="1.124cm">
        <draw:image xlink:href="">
          <text:p/>
        </draw:image>
        <svg:desc>UCN_Payoff_DK_neg.ai</svg:desc>
      </draw:frame>
      <draw:frame draw:name="Undertitel 2" presentation:style-name="Mpr61" draw:text-style-name="MP7" draw:layer="backgroundobjects" svg:width="5.937cm" svg:height="4.868cm" svg:x="1.905cm" svg:y="9.928cm" presentation:class="subtitle">
        <draw:text-box>
          <text:p text:style-name="MP21"><text:span text:style-name="MT11">Klik for at redigere i master</text:span></text:p>
        </draw:text-box>
      </draw:frame>
      <draw:frame draw:name="Titel 1" presentation:style-name="Mpr62" draw:text-style-name="MP7" draw:layer="backgroundobjects" svg:width="21.59cm" svg:height="4.083cm" svg:x="1.84cm" svg:y="4.838cm" presentation:class="title">
        <draw:text-box>
          <text:p text:style-name="MP6"><text:span text:style-name="MT2">Klik for at redigere i master</text:span></text:p>
        </draw:text-box>
      </draw:frame>
      <draw:frame draw:name="Pladsholder til sidefod 4" presentation:style-name="Mpr63" draw:text-style-name="MP7" draw:layer="backgroundobjects" svg:width="14.146cm" svg:height="1.014cm" svg:x="6.716cm" svg:y="17.529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63" draw:text-style-name="MP7" draw:layer="backgroundobjects" svg:width="1.693cm" svg:height="1.014cm" svg:x="22.917cm" svg:y="17.529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6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64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10-cust-Brugerdefineret-layout-title" draw:layer="backgroundobjects" svg:width="12.7cm" svg:height="9.525cm" svg:x="3.175cm" svg:y="1.905cm" presentation:class="page"/>
        <draw:frame draw:name="Pladsholder til noter 4" presentation:style-name="Mpr65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66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66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11-cust-1_5f_Brugerdefineret-layout" style:display-name="Master1-Layout11-cust-1_Brugerdefineret-layou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custom-shape draw:name="Rektangel 3" draw:style-name="Mgr4" draw:text-style-name="MP20" draw:layer="backgroundobjects" svg:width="5.309cm" svg:height="3.184cm" svg:x="0cm" svg:y="15.866cm">
        <text:p/>
        <draw:enhanced-geometry svg:viewBox="0 0 21600 21600" draw:type="non-primitive" draw:enhanced-path="M 0 0 L 21600 0 21600 21600 0 21600 Z N"/>
      </draw:custom-shape>
      <draw:frame draw:name="Pladsholder til diasnummer 5" draw:style-name="Mgr5" draw:text-style-name="MP7" draw:layer="backgroundobjects" svg:width="1.693cm" svg:height="1.014cm" svg:x="22.917cm" svg:y="17.634cm">
        <draw:text-box>
          <text:p text:style-name="MP14"><text:span text:style-name="MT20"><text:page-number>&lt;number&gt;</text:page-number></text:span></text:p>
        </draw:text-box>
      </draw:frame>
      <draw:frame draw:name="Tekstfelt 9" draw:style-name="Mgr6" draw:text-style-name="MP7" draw:layer="backgroundobjects" svg:width="0.516cm" svg:height="1.191cm" svg:x="4.066cm" svg:y="13.048cm">
        <draw:text-box>
          <text:p/>
        </draw:text-box>
      </draw:frame>
      <draw:frame draw:name="Billede 10" draw:style-name="Mgr3" draw:text-style-name="MP5" draw:layer="backgroundobjects" svg:width="3.175cm" svg:height="1.834cm" svg:x="2.134cm" svg:y="16.488cm">
        <draw:image xlink:href="">
          <text:p/>
        </draw:image>
        <svg:desc>FØ_Logo_side 2.ai</svg:desc>
      </draw:frame>
      <draw:frame draw:name="Titel 1" presentation:style-name="Mpr67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tekst 2" presentation:style-name="Mpr68" draw:text-style-name="MP7" draw:layer="backgroundobjects" svg:width="21.546cm" svg:height="12.572cm" svg:x="1.894cm" svg:y="4.445cm" presentation:class="title">
        <draw:text-box>
          <text:list text:style-name="ML5">
            <text:list-item>
              <text:p text:style-name="MP8"><text:span text:style-name="MT3">Klik for at redigere i master</text:span><text:span text:style-name="MT3"><text:line-break/></text:span><text:span text:style-name="MT4">Andet niveau</text:span><text:span text:style-name="MT4"><text:line-break/></text:span><text:span text:style-name="MT4">Tredje niveau</text:span><text:span text:style-name="MT4"><text:line-break/></text:span><text:span text:style-name="MT4">Fjerde niveau</text:span><text:span text:style-name="MT4"><text:line-break/></text:span><text:span text:style-name="MT5">Femte niveau</text:span></text:p>
            </text:list-item>
          </text:list>
        </draw:text-box>
      </draw:frame>
      <draw:frame draw:name="Pladsholder til sidefod 2" presentation:style-name="Mpr69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3" presentation:style-name="Mpr69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7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70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7-09-27">27-09-17</text:date></text:span></text:p>
          </draw:text-box>
        </draw:frame>
        <draw:page-thumbnail draw:name="Pladsholder til diasbillede 3" presentation:style-name="Master1-Layout11-cust-1_5f_Brugerdefineret-layout-title" draw:layer="backgroundobjects" svg:width="12.7cm" svg:height="9.525cm" svg:x="3.175cm" svg:y="1.905cm" presentation:class="page"/>
        <draw:frame draw:name="Pladsholder til noter 4" presentation:style-name="Mpr71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72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72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Windows_X86_64 LibreOffice_project/7074905676c47b82bbcfbea1aeefc84afe1c50e1</meta:generator>
    <dc:title>Slide 1</dc:title>
    <meta:initial-creator>Kis Boisen Hansen</meta:initial-creator>
    <meta:creation-date>2007-02-19T16:30:57Z</meta:creation-date>
    <dc:date>2017-09-27T22:33:27.134000000</dc:date>
    <meta:editing-cycles>98</meta:editing-cycles>
    <meta:editing-duration>PT18H6M5S</meta:editing-duration>
    <meta:document-statistic meta:object-count="248"/>
    <meta:template xlink:type="simple" xlink:actuate="onRequest" xlink:title="" xlink:href="UCNT&amp;BMaster"/>
  </office:meta>
</office:document-meta>
</file>